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automatic-styles>
    <style:style style:name="Table1" style:family="table">
      <style:table-properties style:width="6.2993in" fo:margin-left="0.3938in" table:align="left"/>
    </style:style>
    <style:style style:name="Table1.A" style:family="table-column">
      <style:table-column-properties style:column-width="1.6in"/>
    </style:style>
    <style:style style:name="Table1.B" style:family="table-column">
      <style:table-column-properties style:column-width="4.1951in"/>
    </style:style>
    <style:style style:name="Table1.C" style:family="table-column">
      <style:table-column-properties style:column-width="0.5042in"/>
    </style:style>
    <style:style style:name="Table1.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1.C1" style:family="table-cell">
      <style:table-cell-properties style:vertical-align="middle" style:border-line-width="0in 0.0014in 0.0007in" fo:padding="0.0194in" fo:border="0.05pt double #808080"/>
    </style:style>
    <style:style style:name="Table1.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1.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Table2" style:family="table">
      <style:table-properties style:width="6.2993in" fo:margin-left="0.3938in" table:align="left"/>
    </style:style>
    <style:style style:name="Table2.A" style:family="table-column">
      <style:table-column-properties style:column-width="1.2882in"/>
    </style:style>
    <style:style style:name="Table2.B" style:family="table-column">
      <style:table-column-properties style:column-width="4.4139in"/>
    </style:style>
    <style:style style:name="Table2.C" style:family="table-column">
      <style:table-column-properties style:column-width="0.5972in"/>
    </style:style>
    <style:style style:name="Table2.A1" style:family="table-cell">
      <style:table-cell-properties style:vertical-align="middle" style:border-line-width-left="0in 0.0014in 0.0007in" style:border-line-width-top="0in 0.0014in 0.0007in" style:border-line-width-bottom="0in 0.0014in 0.0007in" fo:padding="0.0194in" fo:border-left="0.05pt double #808080" fo:border-right="none" fo:border-top="0.05pt double #808080" fo:border-bottom="0.05pt double #808080"/>
    </style:style>
    <style:style style:name="Table2.C1" style:family="table-cell">
      <style:table-cell-properties style:vertical-align="middle" style:border-line-width="0in 0.0014in 0.0007in" fo:padding="0.0194in" fo:border="0.05pt double #808080"/>
    </style:style>
    <style:style style:name="Table2.A2" style:family="table-cell">
      <style:table-cell-properties style:vertical-align="middle" style:border-line-width-left="0in 0.0014in 0.0007in" style:border-line-width-bottom="0in 0.0014in 0.0007in" fo:padding="0.0194in" fo:border-left="0.05pt double #808080" fo:border-right="none" fo:border-top="none" fo:border-bottom="0.05pt double #808080"/>
    </style:style>
    <style:style style:name="Table2.C2" style:family="table-cell">
      <style:table-cell-properties style:vertical-align="middle" style:border-line-width-left="0in 0.0014in 0.0007in" style:border-line-width-right="0in 0.0014in 0.0007in" style:border-line-width-bottom="0in 0.0014in 0.0007in" fo:padding="0.0194in" fo:border-left="0.05pt double #808080" fo:border-right="0.05pt double #808080" fo:border-top="none" fo:border-bottom="0.05pt double #808080"/>
    </style:style>
    <style:style style:name="P1" style:family="paragraph" style:parent-style-name="Text_20_body">
      <style:paragraph-properties style:line-height-at-least="0.1563in"/>
    </style:style>
    <style:style style:name="P2" style:family="paragraph" style:parent-style-name="Heading_20_1">
      <style:paragraph-properties fo:margin-top="0in" fo:margin-bottom="0.1965in" loext:contextual-spacing="false"/>
      <style:text-properties officeooo:paragraph-rsid="003da34d"/>
    </style:style>
    <style:style style:name="P3" style:family="paragraph" style:parent-style-name="Text_20_body">
      <style:paragraph-properties fo:margin-top="0in" fo:margin-bottom="0.1965in" loext:contextual-spacing="false"/>
      <style:text-properties officeooo:paragraph-rsid="003da34d"/>
    </style:style>
    <style:style style:name="P4" style:family="paragraph" style:parent-style-name="Text_20_body">
      <style:paragraph-properties fo:margin-top="0.1252in" fo:margin-bottom="0.1252in" loext:contextual-spacing="false" style:line-height-at-least="0.1563in"/>
      <style:text-properties fo:font-size="9pt"/>
    </style:style>
    <style:style style:name="P5" style:family="paragraph" style:parent-style-name="Table_20_Contents">
      <style:paragraph-properties style:line-height-at-least="0.1563in"/>
      <style:text-properties fo:font-size="9pt"/>
    </style:style>
    <style:style style:name="P6" style:family="paragraph" style:parent-style-name="Standard">
      <style:paragraph-properties fo:margin-top="0in" fo:margin-bottom="0.1965in" loext:contextual-spacing="false"/>
      <style:text-properties officeooo:paragraph-rsid="003da34d"/>
    </style:style>
    <style:style style:name="P7" style:family="paragraph" style:parent-style-name="Text_20_body" style:list-style-name="L1"/>
    <style:style style:name="P8" style:family="paragraph" style:parent-style-name="Text_20_body" style:list-style-name="L2"/>
    <style:style style:name="P9" style:family="paragraph" style:parent-style-name="Text_20_body" style:list-style-name="L3"/>
    <style:style style:name="P10" style:family="paragraph" style:parent-style-name="Text_20_body">
      <style:paragraph-properties fo:orphans="2" fo:widows="2"/>
      <style:text-properties fo:font-variant="normal" fo:text-transform="none" fo:color="#000000" style:font-name="Times New Roman" fo:font-size="14pt" fo:letter-spacing="normal" fo:font-style="normal" fo:font-weight="normal"/>
    </style:style>
    <style:style style:name="P11" style:family="paragraph" style:parent-style-name="Text_20_body">
      <style:paragraph-properties fo:orphans="2" fo:widows="2"/>
    </style:style>
    <style:style style:name="P12" style:family="paragraph" style:parent-style-name="Text_20_body" style:list-style-name="L1">
      <style:paragraph-properties fo:margin-top="0in" fo:margin-bottom="0in" loext:contextual-spacing="false"/>
    </style:style>
    <style:style style:name="P13" style:family="paragraph" style:parent-style-name="Text_20_body" style:list-style-name="L2">
      <style:paragraph-properties fo:margin-top="0in" fo:margin-bottom="0in" loext:contextual-spacing="false"/>
    </style:style>
    <style:style style:name="P14" style:family="paragraph" style:parent-style-name="Text_20_body" style:list-style-name="L3">
      <style:paragraph-properties fo:margin-top="0in" fo:margin-bottom="0in" loext:contextual-spacing="false"/>
    </style:style>
    <style:style style:name="P15" style:family="paragraph" style:parent-style-name="Text_20_body">
      <style:paragraph-properties fo:margin-top="0in" fo:margin-bottom="0.1965in" loext:contextual-spacing="false"/>
      <style:text-properties officeooo:paragraph-rsid="003da34d"/>
    </style:style>
    <style:style style:name="P16" style:family="paragraph" style:parent-style-name="Text_20_body">
      <style:paragraph-properties fo:margin-left="0.3937in" fo:margin-right="0in" fo:orphans="2" fo:widows="2" fo:text-indent="0in" style:auto-text-indent="false"/>
      <style:text-properties fo:font-variant="normal" fo:text-transform="none" fo:color="#000000" style:font-name="Times New Roman" fo:font-size="14pt" fo:letter-spacing="normal" fo:font-style="normal" fo:font-weight="bold"/>
    </style:style>
    <style:style style:name="P17" style:family="paragraph" style:parent-style-name="Heading_20_3">
      <style:paragraph-properties fo:orphans="2" fo:widows="2"/>
      <style:text-properties fo:font-variant="normal" fo:text-transform="none" fo:color="#000000" style:font-name="Times New Roman" fo:font-size="14pt" fo:letter-spacing="normal" fo:font-style="normal" fo:font-weight="normal"/>
    </style:style>
    <style:style style:name="P18" style:family="paragraph" style:parent-style-name="Preformatted_20_Text">
      <style:paragraph-properties fo:orphans="2" fo:widows="2"/>
      <style:text-properties fo:font-variant="normal" fo:text-transform="none" fo:color="#000000" style:font-name="Times New Roman" fo:font-size="14pt" fo:letter-spacing="normal" fo:font-style="normal" fo:font-weight="normal"/>
    </style:style>
    <style:style style:name="P19" style:family="paragraph" style:parent-style-name="Preformatted_20_Text">
      <style:paragraph-properties fo:margin-left="0.3937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20" style:family="paragraph" style:parent-style-name="Preformatted_20_Text">
      <style:paragraph-properties fo:margin-left="0.3937in" fo:margin-right="0in" fo:orphans="2" fo:widows="2" fo:text-indent="0in" style:auto-text-indent="false"/>
      <style:text-properties fo:font-variant="normal" fo:text-transform="none" fo:color="#000000" fo:letter-spacing="normal"/>
    </style:style>
    <style:style style:name="P21" style:family="paragraph" style:parent-style-name="Preformatted_20_Text">
      <style:paragraph-properties fo:margin-left="0.3937in" fo:margin-right="0in" fo:orphans="2" fo:widows="2" fo:text-indent="0in" style:auto-text-indent="false"/>
    </style:style>
    <style:style style:name="P22" style:family="paragraph" style:parent-style-name="Preformatted_20_Text">
      <style:paragraph-properties fo:margin-left="0.3937in" fo:margin-right="0in" fo:margin-top="0in" fo:margin-bottom="0.1965in" loext:contextual-spacing="false" fo:orphans="2" fo:widows="2" fo:text-indent="0in" style:auto-text-indent="false"/>
      <style:text-properties fo:font-variant="normal" fo:text-transform="none" fo:color="#000000" style:font-name="Times New Roman" fo:font-size="14pt" fo:letter-spacing="normal" fo:font-style="normal" fo:font-weight="normal"/>
    </style:style>
    <style:style style:name="P23" style:family="paragraph" style:parent-style-name="Preformatted_20_Text">
      <style:paragraph-properties fo:margin-left="0.3937in" fo:margin-right="0in" fo:margin-top="0in" fo:margin-bottom="0.1965in" loext:contextual-spacing="false" fo:orphans="2" fo:widows="2" fo:text-indent="0in" style:auto-text-indent="false"/>
      <style:text-properties fo:font-variant="normal" fo:text-transform="none" fo:color="#000000" fo:letter-spacing="normal"/>
    </style:style>
    <style:style style:name="P24" style:family="paragraph" style:parent-style-name="Preformatted_20_Text">
      <style:paragraph-properties fo:margin-top="0in" fo:margin-bottom="0.1965in" loext:contextual-spacing="false" fo:orphans="2" fo:widows="2"/>
      <style:text-properties fo:font-variant="normal" fo:text-transform="none" fo:color="#000000" style:font-name="Times New Roman" fo:font-size="14pt" fo:letter-spacing="normal" fo:font-style="normal" fo:font-weight="normal"/>
    </style:style>
    <style:style style:name="P25" style:family="paragraph" style:parent-style-name="Heading_20_2">
      <style:paragraph-properties fo:orphans="2" fo:widows="2"/>
      <style:text-properties fo:font-variant="normal" fo:text-transform="none" fo:color="#000000" style:font-name="Times New Roman" fo:font-size="14pt" fo:letter-spacing="normal" fo:font-style="normal" fo:font-weight="normal"/>
    </style:style>
    <style:style style:name="P26" style:family="paragraph" style:parent-style-name="Heading_20_2">
      <style:paragraph-properties fo:margin-left="0in" fo:margin-right="0in" fo:orphans="2" fo:widows="2" fo:text-indent="0in" style:auto-text-indent="false"/>
      <style:text-properties fo:font-variant="normal" fo:text-transform="none" fo:color="#000000" style:font-name="Times New Roman" fo:font-size="14pt" fo:letter-spacing="normal" fo:font-style="normal" fo:font-weight="normal"/>
    </style:style>
    <style:style style:name="P27" style:family="paragraph" style:parent-style-name="Table_20_Contents">
      <style:text-properties fo:font-size="2pt" style:font-size-asian="2pt" style:font-size-complex="2pt"/>
    </style:style>
    <style:style style:name="P28" style:family="paragraph" style:parent-style-name="Table_20_Contents">
      <style:paragraph-properties fo:margin-top="0in" fo:margin-bottom="0.1965in" loext:contextual-spacing="false"/>
    </style:style>
    <style:style style:name="P29" style:family="paragraph" style:parent-style-name="List_20_Contents">
      <style:paragraph-properties fo:orphans="2" fo:widows="2"/>
    </style:style>
    <style:style style:name="P30" style:family="paragraph" style:parent-style-name="List_20_Contents">
      <style:paragraph-properties fo:margin-top="0in" fo:margin-bottom="0.1965in" loext:contextual-spacing="false" fo:orphans="2" fo:widows="2"/>
      <style:text-properties fo:font-variant="normal" fo:text-transform="none" fo:color="#000000" style:font-name="Times New Roman" fo:font-size="14pt" fo:letter-spacing="normal" fo:font-style="normal" fo:font-weight="normal"/>
    </style:style>
    <style:style style:name="P31" style:family="paragraph" style:parent-style-name="List_20_Contents">
      <style:paragraph-properties fo:margin-top="0in" fo:margin-bottom="0.1965in" loext:contextual-spacing="false" fo:orphans="2" fo:widows="2"/>
    </style:style>
    <style:style style:name="P32" style:family="paragraph" style:parent-style-name="List_20_Heading">
      <style:paragraph-properties fo:margin-top="0in" fo:margin-bottom="0.1965in" loext:contextual-spacing="false" fo:orphans="2" fo:widows="2"/>
    </style:style>
    <style:style style:name="T1" style:family="text">
      <style:text-properties fo:font-size="9pt"/>
    </style:style>
    <style:style style:name="T2" style:family="text">
      <style:text-properties fo:font-variant="normal" fo:text-transform="none" style:font-name="Times New Roman" fo:font-size="14pt" fo:letter-spacing="normal" fo:font-style="normal" fo:font-weight="normal"/>
    </style:style>
    <style:style style:name="T3" style:family="text">
      <style:text-properties fo:font-variant="normal" fo:text-transform="none" fo:color="#000000" style:font-name="Times New Roman" fo:font-size="14pt" fo:letter-spacing="normal" fo:font-style="normal" fo:font-weight="normal"/>
    </style:style>
    <style:style style:name="T4" style:family="text">
      <style:text-properties style:font-name="Times New Roman" fo:font-size="14pt" fo:font-style="normal" fo:font-weight="normal"/>
    </style:style>
    <style:style style:name="T5" style:family="text">
      <style:text-properties officeooo:rsid="0044bc64"/>
    </style:style>
    <text:list-style style:name="L1">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2">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text:list-style style:name="L3">
      <text:list-level-style-bullet text:level="1" text:style-name="Bullet_20_Symbols" style:num-suffix="." text:bullet-char="•">
        <style:list-level-properties text:space-before="0.2945in" text:min-label-width="0.1965in"/>
      </text:list-level-style-bullet>
      <text:list-level-style-bullet text:level="2" text:style-name="Bullet_20_Symbols" style:num-suffix="." text:bullet-char="•">
        <style:list-level-properties text:space-before="0.7854in" text:min-label-width="0.1965in"/>
      </text:list-level-style-bullet>
      <text:list-level-style-bullet text:level="3" text:style-name="Bullet_20_Symbols" style:num-suffix="." text:bullet-char="•">
        <style:list-level-properties text:space-before="1.2764in" text:min-label-width="0.1965in"/>
      </text:list-level-style-bullet>
      <text:list-level-style-bullet text:level="4" text:style-name="Bullet_20_Symbols" style:num-suffix="." text:bullet-char="•">
        <style:list-level-properties text:space-before="1.7673in" text:min-label-width="0.1965in"/>
      </text:list-level-style-bullet>
      <text:list-level-style-bullet text:level="5" text:style-name="Bullet_20_Symbols" style:num-suffix="." text:bullet-char="•">
        <style:list-level-properties text:space-before="2.2583in" text:min-label-width="0.1965in"/>
      </text:list-level-style-bullet>
      <text:list-level-style-bullet text:level="6" text:style-name="Bullet_20_Symbols" style:num-suffix="." text:bullet-char="•">
        <style:list-level-properties text:space-before="2.7492in" text:min-label-width="0.1965in"/>
      </text:list-level-style-bullet>
      <text:list-level-style-bullet text:level="7" text:style-name="Bullet_20_Symbols" style:num-suffix="." text:bullet-char="•">
        <style:list-level-properties text:space-before="3.2402in" text:min-label-width="0.1965in"/>
      </text:list-level-style-bullet>
      <text:list-level-style-bullet text:level="8" text:style-name="Bullet_20_Symbols" style:num-suffix="." text:bullet-char="•">
        <style:list-level-properties text:space-before="3.7315in" text:min-label-width="0.1965in"/>
      </text:list-level-style-bullet>
      <text:list-level-style-bullet text:level="9" text:style-name="Bullet_20_Symbols" style:num-suffix="." text:bullet-char="•">
        <style:list-level-properties text:space-before="4.2224in" text:min-label-width="0.1965in"/>
      </text:list-level-style-bullet>
      <text:list-level-style-bullet text:level="10" text:style-name="Bullet_20_Symbols" style:num-suffix="." text:bullet-char="•">
        <style:list-level-properties text:space-before="4.7134in" text:min-label-width="0.1965in"/>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6"><text:a xlink:type="simple" xlink:href="https://www.freedesktop.org/software/systemd/man/index.html" text:style-name="Internet_20_link" text:visited-style-name="Visited_20_Internet_20_Link"><text:span text:style-name="T2">Index </text:span></text:a><text:span text:style-name="T3">· </text:span><text:a xlink:type="simple" xlink:href="https://www.freedesktop.org/software/systemd/man/systemd.directives.html" text:style-name="Internet_20_link" text:visited-style-name="Visited_20_Internet_20_Link"><text:span text:style-name="T2">Directives</text:span></text:a><text:span text:style-name="T3">systemd 235</text:span></text:p>
      <text:p text:style-name="Horizontal_20_Line"/>
      <text:h text:style-name="P26" text:outline-level="2"><text:bookmark text:name="systemctl"/>Name</text:h>
      <text:p text:style-name="P10">systemctl — Control the systemd <text:span text:style-name="T5">(</text:span>system and service manager<text:span text:style-name="T5">).</text:span></text:p>
      <text:h text:style-name="P25" text:outline-level="2">Synopsis</text:h>
      <text:p text:style-name="P11"><text:span text:style-name="Source_20_Text"><text:span text:style-name="T3">systemctl</text:span></text:span><text:span text:style-name="T3"> [OPTIONS...] COMMAND [NAME...]</text:span></text:p>
      <text:h text:style-name="P25" text:outline-level="2"><text:bookmark text:name="id-1.5"/><text:bookmark text:name="Description"/>Description</text:h>
      <text:p text:style-name="P11"><text:span text:style-name="Strong_20_Emphasis"><text:span text:style-name="T3">systemctl</text:span></text:span><text:span text:style-name="T3"> may be used to introspect and control the state of the "</text:span><text:span text:style-name="Source_20_Text"><text:span text:style-name="T3">systemd</text:span></text:span><text:span text:style-name="T3">" system and service manager. Please refer to </text:span><text:a xlink:type="simple" xlink:href="https://www.freedesktop.org/software/systemd/man/systemd.html#" text:style-name="Internet_20_link" text:visited-style-name="Visited_20_Internet_20_Link">systemd(1)</text:a><text:span text:style-name="T3"> for an introduction into the basic concepts and functionality this tool manages.</text:span></text:p>
      <text:h text:style-name="P25" text:outline-level="2"><text:bookmark text:name="id-1.6"/><text:bookmark text:name="Options"/>Options</text:h>
      <text:p text:style-name="P10">The following options are understood:</text:p>
      <text:p text:style-name="P32"><text:bookmark text:name="-t"/><text:span text:style-name="Source_20_Text"><text:span text:style-name="T3">-t</text:span></text:span><text:span text:style-name="T3">, </text:span><text:span text:style-name="Source_20_Text"><text:span text:style-name="T3">--type=</text:span></text:span></text:p>
      <text:p text:style-name="P31"><text:span text:style-name="T3">The argument should be a comma-separated list of unit types such as </text:span><text:span text:style-name="Source_20_Text"><text:span text:style-name="T3">service</text:span></text:span><text:span text:style-name="T3"> and </text:span><text:span text:style-name="Source_20_Text"><text:span text:style-name="T3">socket</text:span></text:span><text:span text:style-name="T3">.</text:span></text:p>
      <text:p text:style-name="P30">If one of the arguments is a unit type, when listing units, limit display to certain unit types. Otherwise, units of all types will be shown.</text:p>
      <text:p text:style-name="P31"><text:span text:style-name="T3">As a special case, if one of the arguments is </text:span><text:span text:style-name="Source_20_Text"><text:span text:style-name="T3">help</text:span></text:span><text:span text:style-name="T3">, a list of allowed values will be printed and the program will exit.</text:span></text:p>
      <text:p text:style-name="P32"><text:bookmark text:name="--state="/><text:span text:style-name="Source_20_Text"><text:span text:style-name="T3">--state=</text:span></text:span></text:p>
      <text:p text:style-name="P31"><text:span text:style-name="T3">The argument should be a comma-separated list of unit LOAD, SUB, or ACTIVE states. When listing units, show only those in the specified states. Use </text:span><text:span text:style-name="Source_20_Text"><text:span text:style-name="T3">--state=failed</text:span></text:span><text:span text:style-name="T3"> to show only failed units.</text:span></text:p>
      <text:p text:style-name="P31"><text:span text:style-name="T3">As a special case, if one of the arguments is </text:span><text:span text:style-name="Source_20_Text"><text:span text:style-name="T3">help</text:span></text:span><text:span text:style-name="T3">, a list of allowed values will be printed and the program will exit.</text:span></text:p>
      <text:p text:style-name="P32"><text:bookmark text:name="-p"/><text:span text:style-name="Source_20_Text"><text:span text:style-name="T3">-p</text:span></text:span><text:span text:style-name="T3">, </text:span><text:span text:style-name="Source_20_Text"><text:span text:style-name="T3">--property=</text:span></text:span></text:p>
      <text:p text:style-name="P31"><text:span text:style-name="T3">When showing unit/job/manager properties with the </text:span><text:span text:style-name="Strong_20_Emphasis"><text:span text:style-name="T3">show</text:span></text:span><text:span text:style-name="T3"> command, limit display to properties specified in the argument. The argument should be a comma-separated list of property names, such as "</text:span><text:span text:style-name="Source_20_Text"><text:span text:style-name="T3">MainPID</text:span></text:span><text:span text:style-name="T3">". Unless specified, all known properties are shown. If specified more than once, all properties with </text:span><text:soft-page-break/><text:span text:style-name="T3">the specified names are shown. Shell completion is implemented for property names.</text:span></text:p>
      <text:p text:style-name="P31"><text:span text:style-name="T3">For the manager itself, </text:span><text:span text:style-name="Strong_20_Emphasis"><text:span text:style-name="T3">systemctl show</text:span></text:span><text:span text:style-name="T3"> will show all available properties. Those properties are documented in </text:span><text:a xlink:type="simple" xlink:href="https://www.freedesktop.org/software/systemd/man/systemd-system.conf.html#" text:style-name="Internet_20_link" text:visited-style-name="Visited_20_Internet_20_Link">systemd-system.conf(5)</text:a><text:span text:style-name="T3">.</text:span></text:p>
      <text:p text:style-name="P31"><text:span text:style-name="T3">Properties for units vary by unit type, so showing any unit (even a non-existent one) is a way to list properties pertaining to this type. Similarly, showing any job will list properties pertaining to all jobs. Properties for units are documented in </text:span><text:a xlink:type="simple" xlink:href="https://www.freedesktop.org/software/systemd/man/systemd.unit.html#" text:style-name="Internet_20_link" text:visited-style-name="Visited_20_Internet_20_Link">systemd.unit(5)</text:a><text:span text:style-name="T3">, and the pages for individual unit types </text:span><text:a xlink:type="simple" xlink:href="https://www.freedesktop.org/software/systemd/man/systemd.service.html#" text:style-name="Internet_20_link" text:visited-style-name="Visited_20_Internet_20_Link">systemd.service(5)</text:a><text:span text:style-name="T3">, </text:span><text:a xlink:type="simple" xlink:href="https://www.freedesktop.org/software/systemd/man/systemd.socket.html#" text:style-name="Internet_20_link" text:visited-style-name="Visited_20_Internet_20_Link">systemd.socket(5)</text:a><text:span text:style-name="T3">, etc.</text:span></text:p>
      <text:p text:style-name="P32"><text:bookmark text:name="-a"/><text:span text:style-name="Source_20_Text"><text:span text:style-name="T3">-a</text:span></text:span><text:span text:style-name="T3">, </text:span><text:span text:style-name="Source_20_Text"><text:span text:style-name="T3">--all</text:span></text:span></text:p>
      <text:p text:style-name="P31"><text:span text:style-name="T3">When listing units with </text:span><text:span text:style-name="Strong_20_Emphasis"><text:span text:style-name="T3">list-units</text:span></text:span><text:span text:style-name="T3">, also show inactive units and units which are following other units. When showing unit/job/manager properties, show all properties regardless whether they are set or not.</text:span></text:p>
      <text:p text:style-name="P31"><text:span text:style-name="T3">To list all units installed in the file system, use the </text:span><text:span text:style-name="Strong_20_Emphasis"><text:span text:style-name="T3">list-unit-files</text:span></text:span><text:span text:style-name="T3"> command instead.</text:span></text:p>
      <text:p text:style-name="P31"><text:span text:style-name="T3">When listing units with </text:span><text:span text:style-name="Strong_20_Emphasis"><text:span text:style-name="T3">list-dependencies</text:span></text:span><text:span text:style-name="T3">, recursively show dependencies of all dependent units (by default only dependencies of target units are shown).</text:span></text:p>
      <text:p text:style-name="P32"><text:bookmark text:name="-r"/><text:span text:style-name="Source_20_Text"><text:span text:style-name="T3">-r</text:span></text:span><text:span text:style-name="T3">, </text:span><text:span text:style-name="Source_20_Text"><text:span text:style-name="T3">--recursive</text:span></text:span></text:p>
      <text:p text:style-name="P31"><text:span text:style-name="T3">When listing units, also show units of local containers. Units of local containers will be prefixed with the container name, separated by a single colon character ("</text:span><text:span text:style-name="Source_20_Text"><text:span text:style-name="T3">:</text:span></text:span><text:span text:style-name="T3">").</text:span></text:p>
      <text:p text:style-name="P32"><text:bookmark text:name="--reverse"/><text:span text:style-name="Source_20_Text"><text:span text:style-name="T3">--reverse</text:span></text:span></text:p>
      <text:p text:style-name="P31"><text:span text:style-name="T3">Show reverse dependencies between units with </text:span><text:span text:style-name="Strong_20_Emphasis"><text:span text:style-name="T3">list-dependencies</text:span></text:span><text:span text:style-name="T3">, i.e. follow dependencies of type </text:span><text:span text:style-name="Source_20_Text"><text:span text:style-name="T3">WantedBy=</text:span></text:span><text:span text:style-name="T3">, </text:span><text:span text:style-name="Source_20_Text"><text:span text:style-name="T3">RequiredBy=</text:span></text:span><text:span text:style-name="T3">, </text:span><text:span text:style-name="Source_20_Text"><text:span text:style-name="T3">PartOf=</text:span></text:span><text:span text:style-name="T3">, </text:span><text:span text:style-name="Source_20_Text"><text:span text:style-name="T3">BoundBy=</text:span></text:span><text:span text:style-name="T3">, instead of </text:span><text:span text:style-name="Source_20_Text"><text:span text:style-name="T3">Wants=</text:span></text:span><text:span text:style-name="T3"> and similar.</text:span></text:p>
      <text:p text:style-name="P32"><text:bookmark text:name="--after"/><text:span text:style-name="Source_20_Text"><text:span text:style-name="T3">--after</text:span></text:span></text:p>
      <text:p text:style-name="P31"><text:span text:style-name="T3">With </text:span><text:span text:style-name="Strong_20_Emphasis"><text:span text:style-name="T3">list-dependencies</text:span></text:span><text:span text:style-name="T3">, show the units that are ordered before the specified unit. In other words, recursively list units following the </text:span><text:span text:style-name="Source_20_Text"><text:span text:style-name="T3">After=</text:span></text:span><text:span text:style-name="T3"> dependency.</text:span></text:p>
      <text:p text:style-name="P31"><text:span text:style-name="T3">Note that any </text:span><text:span text:style-name="Source_20_Text"><text:span text:style-name="T3">After=</text:span></text:span><text:span text:style-name="T3"> dependency is automatically mirrored to create a </text:span><text:span text:style-name="Source_20_Text"><text:span text:style-name="T3">Before=</text:span></text:span><text:span text:style-name="T3"> dependency. Temporal dependencies may be specified explicitly, but are also created implicitly for units which are </text:span><text:span text:style-name="Source_20_Text"><text:span text:style-name="T3">WantedBy=</text:span></text:span><text:span text:style-name="T3"> targets (see </text:span><text:a xlink:type="simple" xlink:href="https://www.freedesktop.org/software/systemd/man/systemd.target.html#" text:style-name="Internet_20_link" text:visited-style-name="Visited_20_Internet_20_Link">systemd.target(5)</text:a><text:span text:style-name="T3">), and as a result of other directives (for </text:span><text:soft-page-break/><text:span text:style-name="T3">example </text:span><text:span text:style-name="Source_20_Text"><text:span text:style-name="T3">RequiresMountsFor=</text:span></text:span><text:span text:style-name="T3">). Both explicitly and implicitly introduced dependencies are shown with </text:span><text:span text:style-name="Strong_20_Emphasis"><text:span text:style-name="T3">list-dependencies</text:span></text:span><text:span text:style-name="T3">.</text:span></text:p>
      <text:p text:style-name="P31"><text:span text:style-name="T3">When passed to the </text:span><text:span text:style-name="Strong_20_Emphasis"><text:span text:style-name="T3">list-jobs</text:span></text:span><text:span text:style-name="T3"> command, for each printed job show which other jobs are waiting for it. May be combined with </text:span><text:span text:style-name="Source_20_Text"><text:span text:style-name="T3">--before</text:span></text:span><text:span text:style-name="T3"> to show both the jobs waiting for each job as well as all jobs each job is waiting for.</text:span></text:p>
      <text:p text:style-name="P32"><text:bookmark text:name="--before"/><text:span text:style-name="Source_20_Text"><text:span text:style-name="T3">--before</text:span></text:span></text:p>
      <text:p text:style-name="P31"><text:span text:style-name="T3">With </text:span><text:span text:style-name="Strong_20_Emphasis"><text:span text:style-name="T3">list-dependencies</text:span></text:span><text:span text:style-name="T3">, show the units that are ordered after the specified unit. In other words, recursively list units following the </text:span><text:span text:style-name="Source_20_Text"><text:span text:style-name="T3">Before=</text:span></text:span><text:span text:style-name="T3"> dependency.</text:span></text:p>
      <text:p text:style-name="P31"><text:span text:style-name="T3">When passed to the </text:span><text:span text:style-name="Strong_20_Emphasis"><text:span text:style-name="T3">list-jobs</text:span></text:span><text:span text:style-name="T3"> command, for each printed job show which other jobs it is waiting for. May be combined with </text:span><text:span text:style-name="Source_20_Text"><text:span text:style-name="T3">--after</text:span></text:span><text:span text:style-name="T3"> to show both the jobs waiting for each job as well as all jobs each job is waiting for.</text:span></text:p>
      <text:p text:style-name="P32"><text:bookmark text:name="-l"/><text:span text:style-name="Source_20_Text"><text:span text:style-name="T3">-l</text:span></text:span><text:span text:style-name="T3">, </text:span><text:span text:style-name="Source_20_Text"><text:span text:style-name="T3">--full</text:span></text:span></text:p>
      <text:p text:style-name="P31"><text:span text:style-name="T3">Do not ellipsize unit names, process tree entries, journal output, or truncate unit descriptions in the output of </text:span><text:span text:style-name="Strong_20_Emphasis"><text:span text:style-name="T3">status</text:span></text:span><text:span text:style-name="T3">, </text:span><text:span text:style-name="Strong_20_Emphasis"><text:span text:style-name="T3">list-units</text:span></text:span><text:span text:style-name="T3">, </text:span><text:span text:style-name="Strong_20_Emphasis"><text:span text:style-name="T3">list-jobs</text:span></text:span><text:span text:style-name="T3">, and </text:span><text:span text:style-name="Strong_20_Emphasis"><text:span text:style-name="T3">list-timers</text:span></text:span><text:span text:style-name="T3">.</text:span></text:p>
      <text:p text:style-name="P31"><text:span text:style-name="T3">Also, show installation targets in the output of </text:span><text:span text:style-name="Strong_20_Emphasis"><text:span text:style-name="T3">is-enabled</text:span></text:span><text:span text:style-name="T3">.</text:span></text:p>
      <text:p text:style-name="P32"><text:bookmark text:name="--value"/><text:span text:style-name="Source_20_Text"><text:span text:style-name="T3">--value</text:span></text:span></text:p>
      <text:p text:style-name="P31"><text:span text:style-name="T3">When printing properties with </text:span><text:span text:style-name="Strong_20_Emphasis"><text:span text:style-name="T3">show</text:span></text:span><text:span text:style-name="T3">, only print the value, and skip the property name and "</text:span><text:span text:style-name="Source_20_Text"><text:span text:style-name="T3">=</text:span></text:span><text:span text:style-name="T3">".</text:span></text:p>
      <text:p text:style-name="P32"><text:bookmark text:name="--show-types"/><text:span text:style-name="Source_20_Text"><text:span text:style-name="T3">--show-types</text:span></text:span></text:p>
      <text:p text:style-name="P30">When showing sockets, show the type of the socket.</text:p>
      <text:p text:style-name="P32"><text:bookmark text:name="--job-mode="/><text:span text:style-name="Source_20_Text"><text:span text:style-name="T3">--job-mode=</text:span></text:span></text:p>
      <text:p text:style-name="P31"><text:span text:style-name="T3">When queuing a new job, this option controls how to deal with already queued jobs. It takes one of "</text:span><text:span text:style-name="Source_20_Text"><text:span text:style-name="T3">fail</text:span></text:span><text:span text:style-name="T3">", "</text:span><text:span text:style-name="Source_20_Text"><text:span text:style-name="T3">replace</text:span></text:span><text:span text:style-name="T3">", "</text:span><text:span text:style-name="Source_20_Text"><text:span text:style-name="T3">replace-irreversibly</text:span></text:span><text:span text:style-name="T3">", "</text:span><text:span text:style-name="Source_20_Text"><text:span text:style-name="T3">isolate</text:span></text:span><text:span text:style-name="T3">", "</text:span><text:span text:style-name="Source_20_Text"><text:span text:style-name="T3">ignore-dependencies</text:span></text:span><text:span text:style-name="T3">", "</text:span><text:span text:style-name="Source_20_Text"><text:span text:style-name="T3">ignore-requirements</text:span></text:span><text:span text:style-name="T3">" or "</text:span><text:span text:style-name="Source_20_Text"><text:span text:style-name="T3">flush</text:span></text:span><text:span text:style-name="T3">". Defaults to "</text:span><text:span text:style-name="Source_20_Text"><text:span text:style-name="T3">replace</text:span></text:span><text:span text:style-name="T3">", except when the </text:span><text:span text:style-name="Strong_20_Emphasis"><text:span text:style-name="T3">isolate</text:span></text:span><text:span text:style-name="T3"> command is used which implies the "</text:span><text:span text:style-name="Source_20_Text"><text:span text:style-name="T3">isolate</text:span></text:span><text:span text:style-name="T3">" job mode.</text:span></text:p>
      <text:p text:style-name="P31"><text:span text:style-name="T3">If "</text:span><text:span text:style-name="Source_20_Text"><text:span text:style-name="T3">fail</text:span></text:span><text:span text:style-name="T3">" is specified and a requested operation conflicts with a pending job (more specifically: causes an already pending start job to be reversed into a stop job or vice versa), cause the operation to fail.</text:span></text:p>
      <text:p text:style-name="P31"><text:span text:style-name="T3">If "</text:span><text:span text:style-name="Source_20_Text"><text:span text:style-name="T3">replace</text:span></text:span><text:span text:style-name="T3">" (the default) is specified, any conflicting pending job will be replaced, as necessary.</text:span></text:p>
      <text:p text:style-name="P31"><text:soft-page-break/><text:span text:style-name="T3">If "</text:span><text:span text:style-name="Source_20_Text"><text:span text:style-name="T3">replace-irreversibly</text:span></text:span><text:span text:style-name="T3">" is specified, operate like "</text:span><text:span text:style-name="Source_20_Text"><text:span text:style-name="T3">replace</text:span></text:span><text:span text:style-name="T3">", but also mark the new jobs as irreversible. This prevents future conflicting transactions from replacing these jobs (or even being enqueued while the irreversible jobs are still pending). Irreversible jobs can still be cancelled using the </text:span><text:span text:style-name="Strong_20_Emphasis"><text:span text:style-name="T3">cancel</text:span></text:span><text:span text:style-name="T3"> command. This job mode should be used on any transaction which pulls in </text:span><text:span text:style-name="Source_20_Text"><text:span text:style-name="T3">shutdown.target</text:span></text:span><text:span text:style-name="T3">.</text:span></text:p>
      <text:p text:style-name="P31"><text:span text:style-name="T3">"</text:span><text:span text:style-name="Source_20_Text"><text:span text:style-name="T3">isolate</text:span></text:span><text:span text:style-name="T3">" is only valid for start operations and causes all other units to be stopped when the specified unit is started. This mode is always used when the </text:span><text:span text:style-name="Strong_20_Emphasis"><text:span text:style-name="T3">isolate</text:span></text:span><text:span text:style-name="T3"> command is used.</text:span></text:p>
      <text:p text:style-name="P31"><text:span text:style-name="T3">"</text:span><text:span text:style-name="Source_20_Text"><text:span text:style-name="T3">flush</text:span></text:span><text:span text:style-name="T3">" will cause all queued jobs to be canceled when the new job is enqueued.</text:span></text:p>
      <text:p text:style-name="P31"><text:span text:style-name="T3">If "</text:span><text:span text:style-name="Source_20_Text"><text:span text:style-name="T3">ignore-dependencies</text:span></text:span><text:span text:style-name="T3">" is specified, then all unit dependencies are ignored for this new job and the operation is executed immediately. If passed, no required units of the unit passed will be pulled in, and no ordering dependencies will be honored. This is mostly a debugging and rescue tool for the administrator and should not be used by applications.</text:span></text:p>
      <text:p text:style-name="P31"><text:span text:style-name="T3">"</text:span><text:span text:style-name="Source_20_Text"><text:span text:style-name="T3">ignore-requirements</text:span></text:span><text:span text:style-name="T3">" is similar to "</text:span><text:span text:style-name="Source_20_Text"><text:span text:style-name="T3">ignore-dependencies</text:span></text:span><text:span text:style-name="T3">", but only causes the requirement dependencies to be ignored, the ordering dependencies will still be honored.</text:span></text:p>
      <text:p text:style-name="P32"><text:bookmark text:name="--fail"/><text:span text:style-name="Source_20_Text"><text:span text:style-name="T3">--fail</text:span></text:span></text:p>
      <text:p text:style-name="P31"><text:span text:style-name="T3">Shorthand for </text:span><text:span text:style-name="Source_20_Text"><text:span text:style-name="T3">--job-mode=</text:span></text:span><text:span text:style-name="T3">fail.</text:span></text:p>
      <text:p text:style-name="P31"><text:span text:style-name="T3">When used with the </text:span><text:span text:style-name="Strong_20_Emphasis"><text:span text:style-name="T3">kill</text:span></text:span><text:span text:style-name="T3"> command, if no units were killed, the operation results in an error.</text:span></text:p>
      <text:p text:style-name="P32"><text:bookmark text:name="-i"/><text:span text:style-name="Source_20_Text"><text:span text:style-name="T3">-i</text:span></text:span><text:span text:style-name="T3">, </text:span><text:span text:style-name="Source_20_Text"><text:span text:style-name="T3">--ignore-inhibitors</text:span></text:span></text:p>
      <text:p text:style-name="P31"><text:span text:style-name="T3">When system shutdown or a sleep state is requested, ignore inhibitor locks. Applications can establish inhibitor locks to avoid that certain important operations (such as CD burning or suchlike) are interrupted by system shutdown or a sleep state. Any user may take these locks and privileged users may override these locks. If any locks are taken, shutdown and sleep state requests will normally fail (regardless of whether privileged or not) and a list of active locks is printed. However, if </text:span><text:span text:style-name="Source_20_Text"><text:span text:style-name="T3">--ignore-inhibitors</text:span></text:span><text:span text:style-name="T3"> is specified, the locks are ignored and not printed, and the operation attempted anyway, possibly requiring additional privileges.</text:span></text:p>
      <text:p text:style-name="P32"><text:bookmark text:name="-q"/><text:span text:style-name="Source_20_Text"><text:span text:style-name="T3">-q</text:span></text:span><text:span text:style-name="T3">, </text:span><text:span text:style-name="Source_20_Text"><text:span text:style-name="T3">--quiet</text:span></text:span></text:p>
      <text:p text:style-name="P31"><text:span text:style-name="T3">Suppress printing of the results of various commands and also the hints about truncated log lines. This does not suppress output of commands for which the printed output is the only result (like </text:span><text:span text:style-name="Strong_20_Emphasis"><text:span text:style-name="T3">show</text:span></text:span><text:span text:style-name="T3">). Errors are always printed.</text:span></text:p>
      <text:p text:style-name="P32"><text:bookmark text:name="--no-block"/><text:soft-page-break/><text:span text:style-name="Source_20_Text"><text:span text:style-name="T3">--no-block</text:span></text:span></text:p>
      <text:p text:style-name="P31"><text:span text:style-name="T3">Do not synchronously wait for the requested operation to finish. If this is not specified, the job will be verified, enqueued and </text:span><text:span text:style-name="Strong_20_Emphasis"><text:span text:style-name="T3">systemctl</text:span></text:span><text:span text:style-name="T3"> will wait until the unit's start-up is completed. By passing this argument, it is only verified and enqueued. This option may not be combined with </text:span><text:span text:style-name="Source_20_Text"><text:span text:style-name="T3">--wait</text:span></text:span><text:span text:style-name="T3">.</text:span></text:p>
      <text:p text:style-name="P32"><text:bookmark text:name="--wait"/><text:span text:style-name="Source_20_Text"><text:span text:style-name="T3">--wait</text:span></text:span></text:p>
      <text:p text:style-name="P31"><text:span text:style-name="T3">Synchronously wait for started units to terminate again. This option may not be combined with </text:span><text:span text:style-name="Source_20_Text"><text:span text:style-name="T3">--no-block</text:span></text:span><text:span text:style-name="T3">. Note that this will wait forever if any given unit never terminates (by itself or by getting stopped explicitly); particularly services which use "</text:span><text:span text:style-name="Source_20_Text"><text:span text:style-name="T3">RemainAfterExit=yes</text:span></text:span><text:span text:style-name="T3">".</text:span></text:p>
      <text:p text:style-name="P32"><text:bookmark text:name="--user"/><text:span text:style-name="Source_20_Text"><text:span text:style-name="T3">--user</text:span></text:span></text:p>
      <text:p text:style-name="P30"><text:bookmark text:name="user-text"/>Talk to the service manager of the calling user, rather than the service manager of the system.</text:p>
      <text:p text:style-name="P32"><text:bookmark text:name="--system"/><text:span text:style-name="Source_20_Text"><text:span text:style-name="T3">--system</text:span></text:span></text:p>
      <text:p text:style-name="P30"><text:bookmark text:name="system-text"/>Talk to the service manager of the system. This is the implied default.</text:p>
      <text:p text:style-name="P32"><text:bookmark text:name="--failed"/><text:span text:style-name="Source_20_Text"><text:span text:style-name="T3">--failed</text:span></text:span></text:p>
      <text:p text:style-name="P31"><text:span text:style-name="T3">List units in failed state. This is equivalent to </text:span><text:span text:style-name="Source_20_Text"><text:span text:style-name="T3">--state=failed</text:span></text:span><text:span text:style-name="T3">.</text:span></text:p>
      <text:p text:style-name="P32"><text:bookmark text:name="--no-wall"/><text:span text:style-name="Source_20_Text"><text:span text:style-name="T3">--no-wall</text:span></text:span></text:p>
      <text:p text:style-name="P30">Do not send wall message before halt, power-off and reboot.</text:p>
      <text:p text:style-name="P32"><text:bookmark text:name="--global"/><text:span text:style-name="Source_20_Text"><text:span text:style-name="T3">--global</text:span></text:span></text:p>
      <text:p text:style-name="P31"><text:span text:style-name="T3">When used with </text:span><text:span text:style-name="Strong_20_Emphasis"><text:span text:style-name="T3">enable</text:span></text:span><text:span text:style-name="T3"> and </text:span><text:span text:style-name="Strong_20_Emphasis"><text:span text:style-name="T3">disable</text:span></text:span><text:span text:style-name="T3">, operate on the global user configuration directory, thus enabling or disabling a unit file globally for all future logins of all users.</text:span></text:p>
      <text:p text:style-name="P32"><text:bookmark text:name="--no-reload"/><text:span text:style-name="Source_20_Text"><text:span text:style-name="T3">--no-reload</text:span></text:span></text:p>
      <text:p text:style-name="P31"><text:span text:style-name="T3">When used with </text:span><text:span text:style-name="Strong_20_Emphasis"><text:span text:style-name="T3">enable</text:span></text:span><text:span text:style-name="T3"> and </text:span><text:span text:style-name="Strong_20_Emphasis"><text:span text:style-name="T3">disable</text:span></text:span><text:span text:style-name="T3">, do not implicitly reload daemon configuration after executing the changes.</text:span></text:p>
      <text:p text:style-name="P32"><text:bookmark text:name="--no-ask-password"/><text:span text:style-name="Source_20_Text"><text:span text:style-name="T3">--no-ask-password</text:span></text:span></text:p>
      <text:p text:style-name="P31"><text:span text:style-name="T3">When used with </text:span><text:span text:style-name="Strong_20_Emphasis"><text:span text:style-name="T3">start</text:span></text:span><text:span text:style-name="T3"> and related commands, disables asking for passwords. Background services may require input of a password or passphrase string, for example to unlock system hard disks or cryptographic certificates. Unless this </text:span><text:soft-page-break/><text:span text:style-name="T3">option is specified and the command is invoked from a terminal, </text:span><text:span text:style-name="Strong_20_Emphasis"><text:span text:style-name="T3">systemctl</text:span></text:span><text:span text:style-name="T3"> will query the user on the terminal for the necessary secrets. Use this option to switch this behavior off. In this case, the password must be supplied by some other means (for example graphical password agents) or the service might fail. This also disables querying the user for authentication for privileged operations.</text:span></text:p>
      <text:p text:style-name="P32"><text:bookmark text:name="--kill-who="/><text:span text:style-name="Source_20_Text"><text:span text:style-name="T3">--kill-who=</text:span></text:span></text:p>
      <text:p text:style-name="P31"><text:span text:style-name="T3">When used with </text:span><text:span text:style-name="Strong_20_Emphasis"><text:span text:style-name="T3">kill</text:span></text:span><text:span text:style-name="T3">, choose which processes to send a signal to. Must be one of </text:span><text:span text:style-name="Source_20_Text"><text:span text:style-name="T3">main</text:span></text:span><text:span text:style-name="T3">, </text:span><text:span text:style-name="Source_20_Text"><text:span text:style-name="T3">control</text:span></text:span><text:span text:style-name="T3"> or </text:span><text:span text:style-name="Source_20_Text"><text:span text:style-name="T3">all</text:span></text:span><text:span text:style-name="T3"> to select whether to kill only the main process, the control process or all processes of the unit. The main process of the unit is the one that defines the life-time of it. A control process of a unit is one that is invoked by the manager to induce state changes of it. For example, all processes started due to the </text:span><text:span text:style-name="Source_20_Text"><text:span text:style-name="T3">ExecStartPre=</text:span></text:span><text:span text:style-name="T3">, </text:span><text:span text:style-name="Source_20_Text"><text:span text:style-name="T3">ExecStop=</text:span></text:span><text:span text:style-name="T3"> or </text:span><text:span text:style-name="Source_20_Text"><text:span text:style-name="T3">ExecReload=</text:span></text:span><text:span text:style-name="T3"> settings of service units are control processes. Note that there is only one control process per unit at a time, as only one state change is executed at a time. For services of type </text:span><text:span text:style-name="Source_20_Text"><text:span text:style-name="T3">Type=forking</text:span></text:span><text:span text:style-name="T3">, the initial process started by the manager for </text:span><text:span text:style-name="Source_20_Text"><text:span text:style-name="T3">ExecStart=</text:span></text:span><text:span text:style-name="T3"> is a control process, while the process ultimately forked off by that one is then considered the main process of the unit (if it can be determined). This is different for service units of other types, where the process forked off by the manager for </text:span><text:span text:style-name="Source_20_Text"><text:span text:style-name="T3">ExecStart=</text:span></text:span><text:span text:style-name="T3"> is always the main process itself. A service unit consists of zero or one main process, zero or one control process plus any number of additional processes. Not all unit types manage processes of these types however. For example, for mount units, control processes are defined (which are the invocations of </text:span><text:span text:style-name="Source_20_Text"><text:span text:style-name="T3">/usr/bin/mount</text:span></text:span><text:span text:style-name="T3"> and </text:span><text:span text:style-name="Source_20_Text"><text:span text:style-name="T3">/usr/bin/umount</text:span></text:span><text:span text:style-name="T3">), but no main process is defined. If omitted, defaults to </text:span><text:span text:style-name="Source_20_Text"><text:span text:style-name="T3">all</text:span></text:span><text:span text:style-name="T3">.</text:span></text:p>
      <text:p text:style-name="P32"><text:bookmark text:name="-s"/><text:span text:style-name="Source_20_Text"><text:span text:style-name="T3">-s</text:span></text:span><text:span text:style-name="T3">, </text:span><text:span text:style-name="Source_20_Text"><text:span text:style-name="T3">--signal=</text:span></text:span></text:p>
      <text:p text:style-name="P31"><text:span text:style-name="T3">When used with </text:span><text:span text:style-name="Strong_20_Emphasis"><text:span text:style-name="T3">kill</text:span></text:span><text:span text:style-name="T3">, choose which signal to send to selected processes. Must be one of the well-known signal specifiers such as </text:span><text:span text:style-name="Source_20_Text"><text:span text:style-name="T3">SIGTERM</text:span></text:span><text:span text:style-name="T3">, </text:span><text:span text:style-name="Source_20_Text"><text:span text:style-name="T3">SIGINT</text:span></text:span><text:span text:style-name="T3"> or </text:span><text:span text:style-name="Source_20_Text"><text:span text:style-name="T3">SIGSTOP</text:span></text:span><text:span text:style-name="T3">. If omitted, defaults to </text:span><text:span text:style-name="Source_20_Text"><text:span text:style-name="T3">SIGTERM</text:span></text:span><text:span text:style-name="T3">.</text:span></text:p>
      <text:p text:style-name="P32"><text:bookmark text:name="-f"/><text:span text:style-name="Source_20_Text"><text:span text:style-name="T3">-f</text:span></text:span><text:span text:style-name="T3">, </text:span><text:span text:style-name="Source_20_Text"><text:span text:style-name="T3">--force</text:span></text:span></text:p>
      <text:p text:style-name="P31"><text:span text:style-name="T3">When used with </text:span><text:span text:style-name="Strong_20_Emphasis"><text:span text:style-name="T3">enable</text:span></text:span><text:span text:style-name="T3">, overwrite any existing conflicting symlinks.</text:span></text:p>
      <text:p text:style-name="P31"><text:span text:style-name="T3">When used with </text:span><text:span text:style-name="Strong_20_Emphasis"><text:span text:style-name="T3">edit</text:span></text:span><text:span text:style-name="T3">, create all of the specified units which do not already exist.</text:span></text:p>
      <text:p text:style-name="P31"><text:span text:style-name="T3">When used with </text:span><text:span text:style-name="Strong_20_Emphasis"><text:span text:style-name="T3">halt</text:span></text:span><text:span text:style-name="T3">, </text:span><text:span text:style-name="Strong_20_Emphasis"><text:span text:style-name="T3">poweroff</text:span></text:span><text:span text:style-name="T3">, </text:span><text:span text:style-name="Strong_20_Emphasis"><text:span text:style-name="T3">reboot</text:span></text:span><text:span text:style-name="T3"> or </text:span><text:span text:style-name="Strong_20_Emphasis"><text:span text:style-name="T3">kexec</text:span></text:span><text:span text:style-name="T3">, execute the selected operation without shutting down all units. However, all processes will be killed forcibly and all file systems are unmounted or remounted read-only. This is hence a drastic but relatively safe option to request an immediate reboot. If </text:span><text:span text:style-name="Source_20_Text"><text:span text:style-name="T3">--force</text:span></text:span><text:span text:style-name="T3"> is specified twice for these operations (with the exception of </text:span><text:span text:style-name="Strong_20_Emphasis"><text:span text:style-name="T3">kexec</text:span></text:span><text:span text:style-name="T3">), they will be executed immediately, without terminating any processes or unmounting any file systems. Warning: specifying </text:span><text:span text:style-name="Source_20_Text"><text:span text:style-name="T3">--force</text:span></text:span><text:span text:style-name="T3"> twice with any of these operations might </text:span><text:soft-page-break/><text:span text:style-name="T3">result in data loss. Note that when </text:span><text:span text:style-name="Source_20_Text"><text:span text:style-name="T3">--force</text:span></text:span><text:span text:style-name="T3"> is specified twice the selected operation is executed by </text:span><text:span text:style-name="Strong_20_Emphasis"><text:span text:style-name="T3">systemctl</text:span></text:span><text:span text:style-name="T3"> itself, and the system manager is not contacted. This means the command should succeed even when the system manager has crashed.</text:span></text:p>
      <text:p text:style-name="P32"><text:bookmark text:name="--message="/><text:span text:style-name="Source_20_Text"><text:span text:style-name="T3">--message=</text:span></text:span></text:p>
      <text:p text:style-name="P31"><text:span text:style-name="T3">When used with </text:span><text:span text:style-name="Strong_20_Emphasis"><text:span text:style-name="T3">halt</text:span></text:span><text:span text:style-name="T3">, </text:span><text:span text:style-name="Strong_20_Emphasis"><text:span text:style-name="T3">poweroff</text:span></text:span><text:span text:style-name="T3"> or </text:span><text:span text:style-name="Strong_20_Emphasis"><text:span text:style-name="T3">reboot</text:span></text:span><text:span text:style-name="T3">, set a short message explaining the reason for the operation. The message will be logged together with the default shutdown message.</text:span></text:p>
      <text:p text:style-name="P32"><text:bookmark text:name="--now"/><text:span text:style-name="Source_20_Text"><text:span text:style-name="T3">--now</text:span></text:span></text:p>
      <text:p text:style-name="P31"><text:span text:style-name="T3">When used with </text:span><text:span text:style-name="Strong_20_Emphasis"><text:span text:style-name="T3">enable</text:span></text:span><text:span text:style-name="T3">, the units will also be started. When used with </text:span><text:span text:style-name="Strong_20_Emphasis"><text:span text:style-name="T3">disable</text:span></text:span><text:span text:style-name="T3"> or </text:span><text:span text:style-name="Strong_20_Emphasis"><text:span text:style-name="T3">mask</text:span></text:span><text:span text:style-name="T3">, the units will also be stopped. The start or stop operation is only carried out when the respective enable or disable operation has been successful.</text:span></text:p>
      <text:p text:style-name="P32"><text:bookmark text:name="--root="/><text:span text:style-name="Source_20_Text"><text:span text:style-name="T3">--root=</text:span></text:span></text:p>
      <text:p text:style-name="P31"><text:span text:style-name="T3">When used with </text:span><text:span text:style-name="Strong_20_Emphasis"><text:span text:style-name="T3">enable</text:span></text:span><text:span text:style-name="T3">/</text:span><text:span text:style-name="Strong_20_Emphasis"><text:span text:style-name="T3">disable</text:span></text:span><text:span text:style-name="T3">/</text:span><text:span text:style-name="Strong_20_Emphasis"><text:span text:style-name="T3">is-enabled</text:span></text:span><text:span text:style-name="T3"> (and related commands), use the specified root path when looking for unit files. If this option is present, </text:span><text:span text:style-name="Strong_20_Emphasis"><text:span text:style-name="T3">systemctl</text:span></text:span><text:span text:style-name="T3"> will operate on the file system directly, instead of communicating with the </text:span><text:span text:style-name="Strong_20_Emphasis"><text:span text:style-name="T3">systemd</text:span></text:span><text:span text:style-name="T3"> daemon to carry out changes.</text:span></text:p>
      <text:p text:style-name="P32"><text:bookmark text:name="--runtime"/><text:span text:style-name="Source_20_Text"><text:span text:style-name="T3">--runtime</text:span></text:span></text:p>
      <text:p text:style-name="P31"><text:span text:style-name="T3">When used with </text:span><text:span text:style-name="Strong_20_Emphasis"><text:span text:style-name="T3">enable</text:span></text:span><text:span text:style-name="T3">, </text:span><text:span text:style-name="Strong_20_Emphasis"><text:span text:style-name="T3">disable</text:span></text:span><text:span text:style-name="T3">, </text:span><text:span text:style-name="Strong_20_Emphasis"><text:span text:style-name="T3">edit</text:span></text:span><text:span text:style-name="T3">, (and related commands), make changes only temporarily, so that they are lost on the next reboot. This will have the effect that changes are not made in subdirectories of </text:span><text:span text:style-name="Source_20_Text"><text:span text:style-name="T3">/etc</text:span></text:span><text:span text:style-name="T3"> but in </text:span><text:span text:style-name="Source_20_Text"><text:span text:style-name="T3">/run</text:span></text:span><text:span text:style-name="T3">, with identical immediate effects, however, since the latter is lost on reboot, the changes are lost too.</text:span></text:p>
      <text:p text:style-name="P31"><text:span text:style-name="T3">Similarly, when used with </text:span><text:span text:style-name="Strong_20_Emphasis"><text:span text:style-name="T3">set-property</text:span></text:span><text:span text:style-name="T3">, make changes only temporarily, so that they are lost on the next reboot.</text:span></text:p>
      <text:p text:style-name="P32"><text:bookmark text:name="--preset-mode="/><text:span text:style-name="Source_20_Text"><text:span text:style-name="T3">--preset-mode=</text:span></text:span></text:p>
      <text:p text:style-name="P31"><text:span text:style-name="T3">Takes one of "</text:span><text:span text:style-name="Source_20_Text"><text:span text:style-name="T3">full</text:span></text:span><text:span text:style-name="T3">" (the default), "</text:span><text:span text:style-name="Source_20_Text"><text:span text:style-name="T3">enable-only</text:span></text:span><text:span text:style-name="T3">", "</text:span><text:span text:style-name="Source_20_Text"><text:span text:style-name="T3">disable-only</text:span></text:span><text:span text:style-name="T3">". When used with the </text:span><text:span text:style-name="Strong_20_Emphasis"><text:span text:style-name="T3">preset</text:span></text:span><text:span text:style-name="T3"> or </text:span><text:span text:style-name="Strong_20_Emphasis"><text:span text:style-name="T3">preset-all</text:span></text:span><text:span text:style-name="T3"> commands, controls whether units shall be disabled and enabled according to the preset rules, or only enabled, or only disabled.</text:span></text:p>
      <text:p text:style-name="P32"><text:bookmark text:name="-n"/><text:span text:style-name="Source_20_Text"><text:span text:style-name="T3">-n</text:span></text:span><text:span text:style-name="T3">, </text:span><text:span text:style-name="Source_20_Text"><text:span text:style-name="T3">--lines=</text:span></text:span></text:p>
      <text:p text:style-name="P31"><text:span text:style-name="T3">When used with </text:span><text:span text:style-name="Strong_20_Emphasis"><text:span text:style-name="T3">status</text:span></text:span><text:span text:style-name="T3">, controls the number of journal lines to show, counting from the most recent ones. Takes a positive integer argument. Defaults to 10.</text:span></text:p>
      <text:p text:style-name="P32"><text:bookmark text:name="-o"/><text:soft-page-break/><text:span text:style-name="Source_20_Text"><text:span text:style-name="T3">-o</text:span></text:span><text:span text:style-name="T3">, </text:span><text:span text:style-name="Source_20_Text"><text:span text:style-name="T3">--output=</text:span></text:span></text:p>
      <text:p text:style-name="P31"><text:span text:style-name="T3">When used with </text:span><text:span text:style-name="Strong_20_Emphasis"><text:span text:style-name="T3">status</text:span></text:span><text:span text:style-name="T3">, controls the formatting of the journal entries that are shown. For the available choices, see </text:span><text:a xlink:type="simple" xlink:href="https://www.freedesktop.org/software/systemd/man/journalctl.html#" text:style-name="Internet_20_link" text:visited-style-name="Visited_20_Internet_20_Link">journalctl(1)</text:a><text:span text:style-name="T3">. Defaults to "</text:span><text:span text:style-name="Source_20_Text"><text:span text:style-name="T3">short</text:span></text:span><text:span text:style-name="T3">".</text:span></text:p>
      <text:p text:style-name="P32"><text:bookmark text:name="--firmware-setup"/><text:span text:style-name="Source_20_Text"><text:span text:style-name="T3">--firmware-setup</text:span></text:span></text:p>
      <text:p text:style-name="P31"><text:span text:style-name="T3">When used with the </text:span><text:span text:style-name="Strong_20_Emphasis"><text:span text:style-name="T3">reboot</text:span></text:span><text:span text:style-name="T3"> command, indicate to the system's firmware to boot into setup mode. Note that this is currently only supported on some EFI systems and only if the system was booted in EFI mode.</text:span></text:p>
      <text:p text:style-name="P32"><text:bookmark text:name="--plain"/><text:span text:style-name="Source_20_Text"><text:span text:style-name="T3">--plain</text:span></text:span></text:p>
      <text:p text:style-name="P31"><text:span text:style-name="T3">When used with </text:span><text:span text:style-name="Strong_20_Emphasis"><text:span text:style-name="T3">list-dependencies</text:span></text:span><text:span text:style-name="T3">, </text:span><text:span text:style-name="Strong_20_Emphasis"><text:span text:style-name="T3">list-units</text:span></text:span><text:span text:style-name="T3"> or </text:span><text:span text:style-name="Strong_20_Emphasis"><text:span text:style-name="T3">list-machines</text:span></text:span><text:span text:style-name="T3">, the output is printed as a list instead of a tree, and the bullet circles are omitted.</text:span></text:p>
      <text:p text:style-name="P32"><text:bookmark text:name="-H"/><text:span text:style-name="Source_20_Text"><text:span text:style-name="T3">-H</text:span></text:span><text:span text:style-name="T3">, </text:span><text:span text:style-name="Source_20_Text"><text:span text:style-name="T3">--host=</text:span></text:span></text:p>
      <text:p text:style-name="P31"><text:bookmark text:name="host-text"/><text:span text:style-name="T3">Execute the operation remotely. Specify a hostname, or a username and hostname separated by "</text:span><text:span text:style-name="Source_20_Text"><text:span text:style-name="T3">@</text:span></text:span><text:span text:style-name="T3">", to connect to. The hostname may optionally be suffixed by a container name, separated by "</text:span><text:span text:style-name="Source_20_Text"><text:span text:style-name="T3">:</text:span></text:span><text:span text:style-name="T3">", which connects directly to a specific container on the specified host. This will use SSH to talk to the remote machine manager instance. Container names may be enumerated with </text:span><text:span text:style-name="Strong_20_Emphasis"><text:span text:style-name="T3">machinectl -H </text:span></text:span><text:span text:style-name="Strong_20_Emphasis"><text:span text:style-name="Emphasis"><text:span text:style-name="Source_20_Text"><text:span text:style-name="T3">HOST</text:span></text:span></text:span></text:span><text:span text:style-name="T3">.</text:span></text:p>
      <text:p text:style-name="P32"><text:bookmark text:name="-M"/><text:span text:style-name="Source_20_Text"><text:span text:style-name="T3">-M</text:span></text:span><text:span text:style-name="T3">, </text:span><text:span text:style-name="Source_20_Text"><text:span text:style-name="T3">--machine=</text:span></text:span></text:p>
      <text:p text:style-name="P30"><text:bookmark text:name="machine-text"/>Execute operation on a local container. Specify a container name to connect to.</text:p>
      <text:p text:style-name="P32"><text:bookmark text:name="--no-pager"/><text:span text:style-name="Source_20_Text"><text:span text:style-name="T3">--no-pager</text:span></text:span></text:p>
      <text:p text:style-name="P30">Do not pipe output into a pager.</text:p>
      <text:p text:style-name="P32"><text:bookmark text:name="--no-legend"/><text:span text:style-name="Source_20_Text"><text:span text:style-name="T3">--no-legend</text:span></text:span></text:p>
      <text:p text:style-name="P30">Do not print the legend, i.e. column headers and the footer with hints.</text:p>
      <text:p text:style-name="P32"><text:bookmark text:name="-h"/><text:span text:style-name="Source_20_Text"><text:span text:style-name="T3">-h</text:span></text:span><text:span text:style-name="T3">, </text:span><text:span text:style-name="Source_20_Text"><text:span text:style-name="T3">--help</text:span></text:span></text:p>
      <text:p text:style-name="P30"><text:bookmark text:name="help-text"/>Print a short help text and exit.</text:p>
      <text:p text:style-name="P32"><text:bookmark text:name="--version"/><text:span text:style-name="Source_20_Text"><text:span text:style-name="T3">--version</text:span></text:span></text:p>
      <text:p text:style-name="P30"><text:bookmark text:name="version-text"/>Print a short version string and exit.</text:p>
      <text:h text:style-name="P25" text:outline-level="2"><text:bookmark text:name="id-1.7"/><text:bookmark text:name="Commands"/><text:soft-page-break/>Commands</text:h>
      <text:p text:style-name="P10">The following commands are understood:</text:p>
      <text:h text:style-name="P17" text:outline-level="3"><text:bookmark text:name="id-1.7.3"/><text:bookmark text:name="Unit Commands"/>Unit Commands</text:h>
      <text:p text:style-name="P32"><text:bookmark text:name="list-units PATTERN…"/><text:span text:style-name="Strong_20_Emphasis"><text:span text:style-name="T3">list-unit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units that </text:span><text:span text:style-name="Strong_20_Emphasis"><text:span text:style-name="T3">systemd</text:span></text:span><text:span text:style-name="T3"> currently has in memory. This includes units that are either referenced directly or through a dependency, units that are pinned by applications programmatically, or units that were active in the past and have failed. By default only units which are active, have pending jobs, or have failed are shown; this can be changed with option </text:span><text:span text:style-name="Source_20_Text"><text:span text:style-name="T3">--all</text:span></text:span><text:span text:style-name="T3">. If one or more </text:span><text:span text:style-name="Emphasis"><text:span text:style-name="Source_20_Text"><text:span text:style-name="T3">PATTERN</text:span></text:span></text:span><text:span text:style-name="T3">s are specified, only units matching one of them are shown. The units that are shown are additionally filtered by </text:span><text:span text:style-name="Source_20_Text"><text:span text:style-name="T3">--type=</text:span></text:span><text:span text:style-name="T3"> and </text:span><text:span text:style-name="Source_20_Text"><text:span text:style-name="T3">--state=</text:span></text:span><text:span text:style-name="T3"> if those options are specified.</text:span></text:p>
      <text:p text:style-name="P30">This is the default command.</text:p>
      <text:p text:style-name="P32"><text:bookmark text:name="list-sockets PATTERN…"/><text:span text:style-name="Strong_20_Emphasis"><text:span text:style-name="T3">list-socket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socket units currently in memory, ordered by listening address. If one or more </text:span><text:span text:style-name="Emphasis"><text:span text:style-name="Source_20_Text"><text:span text:style-name="T3">PATTERN</text:span></text:span></text:span><text:span text:style-name="T3">s are specified, only socket units matching one of them are shown. Produces output similar to</text:span></text:p>
      <text:p text:style-name="P19">LISTEN <text:s text:c="10"/>UNIT <text:s text:c="23"/>ACTIVATES</text:p>
      <text:p text:style-name="P19">/dev/initctl <text:s text:c="4"/>systemd-initctl.socket <text:s text:c="5"/>systemd-initctl.service</text:p>
      <text:p text:style-name="P20">…</text:p>
      <text:p text:style-name="P19">[::]:22 <text:s text:c="9"/>sshd.socket <text:s text:c="16"/>sshd.service</text:p>
      <text:p text:style-name="P19">kobject-uevent 1 systemd-udevd-kernel.socket systemd-udevd.service</text:p>
      <text:p text:style-name="P21"/>
      <text:p text:style-name="P22">5 sockets listed.</text:p>
      <text:p text:style-name="P30">Note: because the addresses might contains spaces, this output is not suitable for programmatic consumption.</text:p>
      <text:p text:style-name="P31"><text:span text:style-name="T3">Also see </text:span><text:span text:style-name="Source_20_Text"><text:span text:style-name="T3">--show-types</text:span></text:span><text:span text:style-name="T3">, </text:span><text:span text:style-name="Source_20_Text"><text:span text:style-name="T3">--all</text:span></text:span><text:span text:style-name="T3">, and </text:span><text:span text:style-name="Source_20_Text"><text:span text:style-name="T3">--state=</text:span></text:span><text:span text:style-name="T3">.</text:span></text:p>
      <text:p text:style-name="P32"><text:bookmark text:name="list-timers PATTERN…"/><text:span text:style-name="Strong_20_Emphasis"><text:span text:style-name="T3">list-timer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timer units currently in memory, ordered by the time they elapse next. If one or more </text:span><text:span text:style-name="Emphasis"><text:span text:style-name="Source_20_Text"><text:span text:style-name="T3">PATTERN</text:span></text:span></text:span><text:span text:style-name="T3">s are specified, only units matching one of them are shown. Produces output similar to</text:span></text:p>
      <text:p text:style-name="P19">NEXT <text:s text:c="24"/>LEFT <text:s text:c="9"/>LAST <text:s text:c="24"/>PASSED <text:s text:c="4"/>UNIT <text:s text:c="24"/>ACTIVATES</text:p>
      <text:p text:style-name="P19">n/a <text:s text:c="25"/>n/a <text:s text:c="10"/>Thu 2017-02-23 13:40:29 EST <text:s/>3 days ago ureadahead-stop.timer <text:s text:c="7"/>ureadahead-stop.service</text:p>
      <text:p text:style-name="P19"><text:soft-page-break/>Sun 2017-02-26 18:55:42 EST <text:s/>1min 14s left Thu 2017-02-23 13:54:44 EST <text:s/>3 days ago systemd-tmpfiles-clean.timer systemd-tmpfiles-clean.service</text:p>
      <text:p text:style-name="P19">Sun 2017-02-26 20:37:16 EST <text:s/>1h 42min left Sun 2017-02-26 11:56:36 EST <text:s/>6h ago <text:s text:c="4"/>apt-daily.timer <text:s text:c="13"/>apt-daily.service</text:p>
      <text:p text:style-name="P19">Sun 2017-02-26 20:57:49 EST <text:s/>2h 3min left <text:s/>Sun 2017-02-26 11:56:36 EST <text:s/>6h ago <text:s text:c="4"/>snapd.refresh.timer <text:s text:c="9"/>snapd.refresh.service</text:p>
      <text:p text:style-name="P23"><text:s text:c="12"/></text:p>
      <text:p text:style-name="P31"><text:span text:style-name="Emphasis"><text:span text:style-name="T3">NEXT</text:span></text:span><text:span text:style-name="T3"> shows the next time the timer will run.</text:span></text:p>
      <text:p text:style-name="P31"><text:span text:style-name="Emphasis"><text:span text:style-name="T3">LEFT</text:span></text:span><text:span text:style-name="T3"> shows how long till the next time the timer runs.</text:span></text:p>
      <text:p text:style-name="P31"><text:span text:style-name="Emphasis"><text:span text:style-name="T3">LAST</text:span></text:span><text:span text:style-name="T3"> shows the last time the timer ran.</text:span></text:p>
      <text:p text:style-name="P31"><text:span text:style-name="Emphasis"><text:span text:style-name="T3">PASSED</text:span></text:span><text:span text:style-name="T3"> shows has long as passed since the timer laset ran.</text:span></text:p>
      <text:p text:style-name="P31"><text:span text:style-name="Emphasis"><text:span text:style-name="T3">UNIT</text:span></text:span><text:span text:style-name="T3"> shows the name of the timer</text:span></text:p>
      <text:p text:style-name="P31"><text:span text:style-name="Emphasis"><text:span text:style-name="T3">ACTIVATES</text:span></text:span><text:span text:style-name="T3"> shows the name the service the timer activates when it runs.</text:span></text:p>
      <text:p text:style-name="P31"><text:span text:style-name="T3">Also see </text:span><text:span text:style-name="Source_20_Text"><text:span text:style-name="T3">--all</text:span></text:span><text:span text:style-name="T3"> and </text:span><text:span text:style-name="Source_20_Text"><text:span text:style-name="T3">--state=</text:span></text:span><text:span text:style-name="T3">.</text:span></text:p>
      <text:p text:style-name="P32"><text:bookmark text:name="start PATTERN…"/><text:span text:style-name="Strong_20_Emphasis"><text:span text:style-name="T3">star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Start (activate) one or more units specified on the command line.</text:p>
      <text:p text:style-name="P31"><text:span text:style-name="T3">Note that glob patterns operate on the set of primary names of units currently in memory. Units which are not active and are not in a failed state usually are not in memory, and will not be matched by any pattern. In addition, in case of instantiated units, systemd is often unaware of the instance name until the instance has been started. Therefore, using glob patterns with </text:span><text:span text:style-name="Strong_20_Emphasis"><text:span text:style-name="T3">start</text:span></text:span><text:span text:style-name="T3"> has limited usefulness. Also, secondary alias names of units are not considered.</text:span></text:p>
      <text:p text:style-name="P32"><text:bookmark text:name="stop PATTERN…"/><text:span text:style-name="Strong_20_Emphasis"><text:span text:style-name="T3">stop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Stop (deactivate) one or more units specified on the command line.</text:p>
      <text:p text:style-name="P32"><text:bookmark text:name="reload PATTERN…"/><text:span text:style-name="Strong_20_Emphasis"><text:span text:style-name="T3">reload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Asks all units listed on the command line to reload their configuration. Note that this will reload the service-specific configuration, not the unit configuration file of systemd. If you want systemd to reload the configuration file of a unit, use the </text:span><text:span text:style-name="Strong_20_Emphasis"><text:span text:style-name="T3">daemon-reload</text:span></text:span><text:span text:style-name="T3"> command. In other words: for the example case of Apache, this will reload Apache's </text:span><text:span text:style-name="Source_20_Text"><text:span text:style-name="T3">httpd.conf</text:span></text:span><text:span text:style-name="T3"> in the web server, not the</text:span><text:span text:style-name="Source_20_Text"><text:span text:style-name="T3">apache.service</text:span></text:span><text:span text:style-name="T3"> systemd unit file.</text:span></text:p>
      <text:p text:style-name="P31"><text:span text:style-name="T3">This command should not be confused with the </text:span><text:span text:style-name="Strong_20_Emphasis"><text:span text:style-name="T3">daemon-reload</text:span></text:span><text:span text:style-name="T3"> command.</text:span></text:p>
      <text:p text:style-name="P32"><text:bookmark text:name="restart PATTERN…"/><text:soft-page-break/><text:span text:style-name="Strong_20_Emphasis"><text:span text:style-name="T3">restar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Stop and then start one or more units specified on the command line. If the units are not running yet, they will be started.</text:p>
      <text:p text:style-name="P32"><text:bookmark text:name="try-restart PATTERN…"/><text:span text:style-name="Strong_20_Emphasis"><text:span text:style-name="T3">try-restar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Stop and then start one or more units specified on the command line if the units are running. This does nothing if units are not running.</text:p>
      <text:p text:style-name="P32"><text:bookmark text:name="reload-or-restart PATTERN…"/><text:span text:style-name="Strong_20_Emphasis"><text:span text:style-name="T3">reload-or-restar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Reload one or more units if they support it. If not, restart them instead. If the units are not running yet, they will be started.</text:p>
      <text:p text:style-name="P32"><text:bookmark text:name="try-reload-or-restart PATTERN…"/><text:span text:style-name="Strong_20_Emphasis"><text:span text:style-name="T3">try-reload-or-restar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0">Reload one or more units if they support it. If not, restart them instead. This does nothing if the units are not running.</text:p>
      <text:p text:style-name="P32"><text:bookmark text:name="isolate NAME"/><text:span text:style-name="Strong_20_Emphasis"><text:span text:style-name="T3">isolate </text:span></text:span><text:span text:style-name="Strong_20_Emphasis"><text:span text:style-name="Emphasis"><text:span text:style-name="Source_20_Text"><text:span text:style-name="T3">NAME</text:span></text:span></text:span></text:span></text:p>
      <text:p text:style-name="P31"><text:span text:style-name="T3">Start the unit specified on the command line and its dependencies and stop all others, unless they have </text:span><text:span text:style-name="Source_20_Text"><text:span text:style-name="T3">IgnoreOnIsolate=yes</text:span></text:span><text:span text:style-name="T3"> (see </text:span><text:a xlink:type="simple" xlink:href="https://www.freedesktop.org/software/systemd/man/systemd.unit.html#" text:style-name="Internet_20_link" text:visited-style-name="Visited_20_Internet_20_Link">systemd.unit(5)</text:a><text:span text:style-name="T3">). If a unit name with no extension is given, an extension of "</text:span><text:span text:style-name="Source_20_Text"><text:span text:style-name="T3">.target</text:span></text:span><text:span text:style-name="T3">" will be assumed.</text:span></text:p>
      <text:p text:style-name="P31"><text:span text:style-name="T3">This is similar to changing the runlevel in a traditional init system. The </text:span><text:span text:style-name="Strong_20_Emphasis"><text:span text:style-name="T3">isolate</text:span></text:span><text:span text:style-name="T3"> command will immediately stop processes that are not enabled in the new unit, possibly including the graphical environment or terminal you are currently using.</text:span></text:p>
      <text:p text:style-name="P31"><text:span text:style-name="T3">Note that this is allowed only on units where </text:span><text:span text:style-name="Source_20_Text"><text:span text:style-name="T3">AllowIsolate=</text:span></text:span><text:span text:style-name="T3"> is enabled. See </text:span><text:a xlink:type="simple" xlink:href="https://www.freedesktop.org/software/systemd/man/systemd.unit.html#" text:style-name="Internet_20_link" text:visited-style-name="Visited_20_Internet_20_Link">systemd.unit(5)</text:a><text:span text:style-name="T3"> for details.</text:span></text:p>
      <text:p text:style-name="P32"><text:bookmark text:name="kill PATTERN…"/><text:span text:style-name="Strong_20_Emphasis"><text:span text:style-name="T3">kill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Send a signal to one or more processes of the unit. Use </text:span><text:span text:style-name="Source_20_Text"><text:span text:style-name="T3">--kill-who=</text:span></text:span><text:span text:style-name="T3"> to select which process to kill. Use </text:span><text:span text:style-name="Source_20_Text"><text:span text:style-name="T3">--signal=</text:span></text:span><text:span text:style-name="T3"> to select the signal to send.</text:span></text:p>
      <text:p text:style-name="P32"><text:bookmark text:name="is-active PATTERN…"/><text:span text:style-name="Strong_20_Emphasis"><text:span text:style-name="T3">is-active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Check whether any of the specified units are active (i.e. running). Returns an exit code </text:span><text:span text:style-name="Source_20_Text"><text:span text:style-name="T3">0</text:span></text:span><text:span text:style-name="T3"> if at least one is active, or non-zero otherwise. Unless </text:span><text:span text:style-name="Source_20_Text"><text:span text:style-name="T3">--quiet</text:span></text:span><text:span text:style-name="T3"> is specified, this will also print the current unit state to standard output.</text:span></text:p>
      <text:p text:style-name="P32"><text:bookmark text:name="is-failed PATTERN…"/><text:span text:style-name="Strong_20_Emphasis"><text:span text:style-name="T3">is-failed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oft-page-break/><text:span text:style-name="T3">Check whether any of the specified units are in a "failed" state. Returns an exit code </text:span><text:span text:style-name="Source_20_Text"><text:span text:style-name="T3">0</text:span></text:span><text:span text:style-name="T3"> if at least one has failed, non-zero otherwise. Unless </text:span><text:span text:style-name="Source_20_Text"><text:span text:style-name="T3">--quiet</text:span></text:span><text:span text:style-name="T3"> is specified, this will also print the current unit state to standard output.</text:span></text:p>
      <text:p text:style-name="P32"><text:bookmark text:name="status PATTERN…|PID…]"/><text:span text:style-name="Strong_20_Emphasis"><text:span text:style-name="T3">status</text:span></text:span><text:span text:style-name="T3"> [</text:span><text:span text:style-name="Emphasis"><text:span text:style-name="Source_20_Text"><text:span text:style-name="T3">PATTERN</text:span></text:span></text:span><text:span text:style-name="T3">…|</text:span><text:span text:style-name="Emphasis"><text:span text:style-name="Source_20_Text"><text:span text:style-name="T3">PID</text:span></text:span></text:span><text:span text:style-name="T3">…]]</text:span></text:p>
      <text:p text:style-name="P31"><text:span text:style-name="T3">Show terse runtime status information about one or more units, followed by most recent log data from the journal. If no units are specified, show system status. If combined with </text:span><text:span text:style-name="Source_20_Text"><text:span text:style-name="T3">--all</text:span></text:span><text:span text:style-name="T3">, also show the status of all units (subject to limitations specified with </text:span><text:span text:style-name="Source_20_Text"><text:span text:style-name="T3">-t</text:span></text:span><text:span text:style-name="T3">). If a PID is passed, show information about the unit the process belongs to.</text:span></text:p>
      <text:p text:style-name="P31"><text:span text:style-name="T3">This function is intended to generate human-readable output. If you are looking for computer-parsable output, use </text:span><text:span text:style-name="Strong_20_Emphasis"><text:span text:style-name="T3">show</text:span></text:span><text:span text:style-name="T3"> instead. By default, this function only shows 10 lines of output and ellipsizes lines to fit in the terminal window. This can be changed with </text:span><text:span text:style-name="Source_20_Text"><text:span text:style-name="T3">--lines</text:span></text:span><text:span text:style-name="T3"> and </text:span><text:span text:style-name="Source_20_Text"><text:span text:style-name="T3">--full</text:span></text:span><text:span text:style-name="T3">, see above. In addition, </text:span><text:span text:style-name="Strong_20_Emphasis"><text:span text:style-name="T3">journalctl --unit=</text:span></text:span><text:span text:style-name="Strong_20_Emphasis"><text:span text:style-name="Emphasis"><text:span text:style-name="Source_20_Text"><text:span text:style-name="T3">NAME</text:span></text:span></text:span></text:span><text:span text:style-name="T3"> or </text:span><text:span text:style-name="Strong_20_Emphasis"><text:span text:style-name="T3">journalctl --user-unit=</text:span></text:span><text:span text:style-name="Strong_20_Emphasis"><text:span text:style-name="Emphasis"><text:span text:style-name="Source_20_Text"><text:span text:style-name="T3">NAME</text:span></text:span></text:span></text:span><text:span text:style-name="T3"> use a similar filter for messages and might be more convenient.</text:span></text:p>
      <text:p text:style-name="P31"><text:span text:style-name="T3">Systemd implicitly loads units as necessary, so just running the </text:span><text:span text:style-name="Strong_20_Emphasis"><text:span text:style-name="T3">status</text:span></text:span><text:span text:style-name="T3"> will attempt to load a file. The command is thus not useful for determining if something was already loaded or not. The units may possibly also be quickly unloaded after the operation is completed if there's no reason to keep it in memory thereafter.</text:span></text:p>
      <text:p text:style-name="P16"><text:bookmark text:name="id-1.7.3.2.15.2.4"/>Example 1. Example output from systemctl status</text:p>
      <text:p text:style-name="P19">$ systemctl status bluetooth</text:p>
      <text:p text:style-name="P20">● <text:span text:style-name="T4">bluetooth.service - Bluetooth service</text:span></text:p>
      <text:p text:style-name="P20"><text:s text:c="3"/><text:span text:style-name="T4">Loaded: loaded (/usr/lib/systemd/system/bluetooth.service; enabled; vendor preset: enabled)</text:span></text:p>
      <text:p text:style-name="P20"><text:s text:c="3"/><text:span text:style-name="T4">Active: active (running) since Wed 2017-01-04 13:54:04 EST; 1 weeks 0 days ago</text:span></text:p>
      <text:p text:style-name="P20"><text:s text:c="5"/><text:span text:style-name="T4">Docs: man:bluetoothd(8)</text:span></text:p>
      <text:p text:style-name="P20"><text:s/><text:span text:style-name="T4">Main PID: 930 (bluetoothd)</text:span></text:p>
      <text:p text:style-name="P20"><text:s text:c="3"/><text:span text:style-name="T4">Status: "Running"</text:span></text:p>
      <text:p text:style-name="P20"><text:s text:c="4"/><text:span text:style-name="T4">Tasks: 1</text:span></text:p>
      <text:p text:style-name="P20"><text:s text:c="3"/><text:span text:style-name="T4">Memory: 648.0K</text:span></text:p>
      <text:p text:style-name="P20"><text:s text:c="6"/><text:span text:style-name="T4">CPU: 435ms</text:span></text:p>
      <text:p text:style-name="P20"><text:s text:c="3"/><text:span text:style-name="T4">CGroup: /system.slice/bluetooth.service</text:span></text:p>
      <text:p text:style-name="P20"><text:s text:c="11"/>└─<text:span text:style-name="T4">930 /usr/lib/bluetooth/bluetoothd</text:span></text:p>
      <text:p text:style-name="P21"/>
      <text:p text:style-name="P19">Jan 12 10:46:45 example.com bluetoothd[8900]: Not enough free handles to register service</text:p>
      <text:p text:style-name="P19">Jan 12 10:46:45 example.com bluetoothd[8900]: Current Time Service could not be registered</text:p>
      <text:p text:style-name="P22"><text:soft-page-break/>Jan 12 10:46:45 example.com bluetoothd[8900]: gatt-time-server: Input/output error (5)</text:p>
      <text:p text:style-name="P31"><text:span text:style-name="T3">The dot ("●") uses color on supported terminals to summarize the unit state at a glance. White indicates an "</text:span><text:span text:style-name="Source_20_Text"><text:span text:style-name="T3">inactive</text:span></text:span><text:span text:style-name="T3">" or "</text:span><text:span text:style-name="Source_20_Text"><text:span text:style-name="T3">deactivating</text:span></text:span><text:span text:style-name="T3">" state. Red indicates a "</text:span><text:span text:style-name="Source_20_Text"><text:span text:style-name="T3">failed</text:span></text:span><text:span text:style-name="T3">" or "</text:span><text:span text:style-name="Source_20_Text"><text:span text:style-name="T3">error</text:span></text:span><text:span text:style-name="T3">" state and green indicates an "</text:span><text:span text:style-name="Source_20_Text"><text:span text:style-name="T3">active</text:span></text:span><text:span text:style-name="T3">", "</text:span><text:span text:style-name="Source_20_Text"><text:span text:style-name="T3">reloading</text:span></text:span><text:span text:style-name="T3">" or "</text:span><text:span text:style-name="Source_20_Text"><text:span text:style-name="T3">activating</text:span></text:span><text:span text:style-name="T3">" state.</text:span></text:p>
      <text:p text:style-name="P31"><text:span text:style-name="T3">The "Loaded:" line in the output will show "</text:span><text:span text:style-name="Source_20_Text"><text:span text:style-name="T3">loaded</text:span></text:span><text:span text:style-name="T3">" if the unit has been loaded into memory. Other possible values for "Loaded:" include: "</text:span><text:span text:style-name="Source_20_Text"><text:span text:style-name="T3">error</text:span></text:span><text:span text:style-name="T3">" if there was a problem loading it, "</text:span><text:span text:style-name="Source_20_Text"><text:span text:style-name="T3">not-found</text:span></text:span><text:span text:style-name="T3">", and "</text:span><text:span text:style-name="Source_20_Text"><text:span text:style-name="T3">masked</text:span></text:span><text:span text:style-name="T3">". Along with showing the path to the unit file, this line will also show the enablement state. Enabled commands start at boot. See the full table of possible enablement states — including the definition of "</text:span><text:span text:style-name="Source_20_Text"><text:span text:style-name="T3">masked</text:span></text:span><text:span text:style-name="T3">" — in the documentation for the </text:span><text:span text:style-name="Strong_20_Emphasis"><text:span text:style-name="T3">is-enabled</text:span></text:span><text:span text:style-name="T3"> command.</text:span></text:p>
      <text:p text:style-name="P31"><text:span text:style-name="T3">The "Active:" line shows active state. The value is usually "</text:span><text:span text:style-name="Source_20_Text"><text:span text:style-name="T3">active</text:span></text:span><text:span text:style-name="T3">" or "</text:span><text:span text:style-name="Source_20_Text"><text:span text:style-name="T3">inactive</text:span></text:span><text:span text:style-name="T3">". Active could mean started, bound, plugged in, etc depending on the unit type. The unit could also be in process of changing states, reporting a state of "</text:span><text:span text:style-name="Source_20_Text"><text:span text:style-name="T3">activating</text:span></text:span><text:span text:style-name="T3">" or "</text:span><text:span text:style-name="Source_20_Text"><text:span text:style-name="T3">deactivating</text:span></text:span><text:span text:style-name="T3">". A special "</text:span><text:span text:style-name="Source_20_Text"><text:span text:style-name="T3">failed</text:span></text:span><text:span text:style-name="T3">" state is entered when the service failed in some way, such as a crash, exiting with an error code or timing out. If the failed state is entered the cause will be logged for later reference.</text:span></text:p>
      <text:p text:style-name="P29"/>
      <text:p text:style-name="P32"><text:bookmark text:name="show PATTERN…|JOB…"/><text:span text:style-name="Strong_20_Emphasis"><text:span text:style-name="T3">show</text:span></text:span><text:span text:style-name="T3"> [</text:span><text:span text:style-name="Emphasis"><text:span text:style-name="Source_20_Text"><text:span text:style-name="T3">PATTERN</text:span></text:span></text:span><text:span text:style-name="T3">…|</text:span><text:span text:style-name="Emphasis"><text:span text:style-name="Source_20_Text"><text:span text:style-name="T3">JOB</text:span></text:span></text:span><text:span text:style-name="T3">…]</text:span></text:p>
      <text:p text:style-name="P31"><text:span text:style-name="T3">Show properties of one or more units, jobs, or the manager itself. If no argument is specified, properties of the manager will be shown. If a unit name is specified, properties of the unit are shown, and if a job ID is specified, properties of the job are shown. By default, empty properties are suppressed. Use </text:span><text:span text:style-name="Source_20_Text"><text:span text:style-name="T3">--all</text:span></text:span><text:span text:style-name="T3"> to show those too. To select specific properties to show, use </text:span><text:span text:style-name="Source_20_Text"><text:span text:style-name="T3">--property=</text:span></text:span><text:span text:style-name="T3">. This command is intended to be used whenever computer-parsable output is required. Use </text:span><text:span text:style-name="Strong_20_Emphasis"><text:span text:style-name="T3">status</text:span></text:span><text:span text:style-name="T3"> if you are looking for formatted human-readable output.</text:span></text:p>
      <text:p text:style-name="P31"><text:span text:style-name="T3">Many properties shown by </text:span><text:span text:style-name="Strong_20_Emphasis"><text:span text:style-name="T3">systemctl show</text:span></text:span><text:span text:style-name="T3"> map directly to configuration settings of the system and service manager and its unit files. Note that the properties shown by the command are generally more low-level, normalized versions of the original configuration settings and expose runtime state in addition to configuration. For example, properties shown for service units include the service's current main process identifier as "</text:span><text:span text:style-name="Source_20_Text"><text:span text:style-name="T3">MainPID</text:span></text:span><text:span text:style-name="T3">" (which is runtime state), and time settings are always exposed as properties ending in the "</text:span><text:span text:style-name="Source_20_Text"><text:span text:style-name="T3">…USec</text:span></text:span><text:span text:style-name="T3">" suffix even if a matching configuration options end in "</text:span><text:span text:style-name="Source_20_Text"><text:span text:style-name="T3">…Sec</text:span></text:span><text:span text:style-name="T3">", because microseconds is the normalized time unit used by the system and service manager.</text:span></text:p>
      <text:p text:style-name="P32"><text:bookmark text:name="cat PATTERN…"/><text:span text:style-name="Strong_20_Emphasis"><text:span text:style-name="T3">cat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oft-page-break/><text:span text:style-name="T3">Show backing files of one or more units. Prints the "fragment" and "drop-ins" (source files) of units. Each file is preceded by a comment which includes the file name. Note that this shows the contents of the backing files on disk, which may not match the system manager's understanding of these units if any unit files were updated on disk and the </text:span><text:span text:style-name="Strong_20_Emphasis"><text:span text:style-name="T3">daemon-reload</text:span></text:span><text:span text:style-name="T3"> command wasn't issued since.</text:span></text:p>
      <text:p text:style-name="P32"><text:bookmark text:name="set-property NAME ASSIGNMENT…"/><text:span text:style-name="Strong_20_Emphasis"><text:span text:style-name="T3">set-property </text:span></text:span><text:span text:style-name="Strong_20_Emphasis"><text:span text:style-name="Emphasis"><text:span text:style-name="Source_20_Text"><text:span text:style-name="T3">NAME</text:span></text:span></text:span></text:span><text:span text:style-name="Strong_20_Emphasis"><text:span text:style-name="T3"> </text:span></text:span><text:span text:style-name="Strong_20_Emphasis"><text:span text:style-name="Emphasis"><text:span text:style-name="Source_20_Text"><text:span text:style-name="T3">ASSIGNMENT</text:span></text:span></text:span></text:span><text:span text:style-name="Strong_20_Emphasis"><text:span text:style-name="T3">…</text:span></text:span></text:p>
      <text:p text:style-name="P31"><text:span text:style-name="T3">Set the specified unit properties at runtime where this is supported. This allows changing configuration parameter properties such as resource control settings at runtime. Not all properties may be changed at runtime, but many resource control settings (primarily those in </text:span><text:a xlink:type="simple" xlink:href="https://www.freedesktop.org/software/systemd/man/systemd.resource-control.html#" text:style-name="Internet_20_link" text:visited-style-name="Visited_20_Internet_20_Link">systemd.resource-control(5)</text:a><text:span text:style-name="T3">) may. The changes are applied instantly, and stored on disk for future boots, unless </text:span><text:span text:style-name="Source_20_Text"><text:span text:style-name="T3">--runtime</text:span></text:span><text:span text:style-name="T3"> is passed, in which case the settings only apply until the next reboot. The syntax of the property assignment follows closely the syntax of assignments in unit files.</text:span></text:p>
      <text:p text:style-name="P31"><text:span text:style-name="T3">Example: </text:span><text:span text:style-name="Strong_20_Emphasis"><text:span text:style-name="T3">systemctl set-property foobar.service CPUShares=777</text:span></text:span></text:p>
      <text:p text:style-name="P30">If the specified unit appears to be inactive, the changes will be only stored on disk as described previously hence they will be effective when the unit will be started.</text:p>
      <text:p text:style-name="P30">Note that this command allows changing multiple properties at the same time, which is preferable over setting them individually. Like unit file configuration settings, assigning the empty list to list parameters will reset the list.</text:p>
      <text:p text:style-name="P32"><text:bookmark text:name="help PATTERN…|PID…"/><text:span text:style-name="Strong_20_Emphasis"><text:span text:style-name="T3">help </text:span></text:span><text:span text:style-name="Strong_20_Emphasis"><text:span text:style-name="Emphasis"><text:span text:style-name="Source_20_Text"><text:span text:style-name="T3">PATTERN</text:span></text:span></text:span></text:span><text:span text:style-name="Strong_20_Emphasis"><text:span text:style-name="T3">…|</text:span></text:span><text:span text:style-name="Strong_20_Emphasis"><text:span text:style-name="Emphasis"><text:span text:style-name="Source_20_Text"><text:span text:style-name="T3">PID</text:span></text:span></text:span></text:span><text:span text:style-name="Strong_20_Emphasis"><text:span text:style-name="T3">…</text:span></text:span></text:p>
      <text:p text:style-name="P30">Show manual pages for one or more units, if available. If a PID is given, the manual pages for the unit the process belongs to are shown.</text:p>
      <text:p text:style-name="P32"><text:bookmark text:name="reset-failed [PATTERN…]"/><text:span text:style-name="Strong_20_Emphasis"><text:span text:style-name="T3">reset-failed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Reset the "</text:span><text:span text:style-name="Source_20_Text"><text:span text:style-name="T3">failed</text:span></text:span><text:span text:style-name="T3">" state of the specified units, or if no unit name is passed, reset the state of all units. When a unit fails in some way (i.e. process exiting with non-zero error code, terminating abnormally or timing out), it will automatically enter the "</text:span><text:span text:style-name="Source_20_Text"><text:span text:style-name="T3">failed</text:span></text:span><text:span text:style-name="T3">" state and its exit code and status is recorded for introspection by the administrator until the service is restarted or reset with this command.</text:span></text:p>
      <text:p text:style-name="P32"><text:bookmark text:name="            list-dependencies            NAME          "/><text:span text:style-name="Strong_20_Emphasis"><text:span text:style-name="T3">list-dependencies</text:span></text:span><text:span text:style-name="T3"> [</text:span><text:span text:style-name="Emphasis"><text:span text:style-name="Source_20_Text"><text:span text:style-name="T3">NAME</text:span></text:span></text:span><text:span text:style-name="T3">] </text:span></text:p>
      <text:p text:style-name="P31"><text:span text:style-name="T3">Shows units required and wanted by the specified unit. This recursively lists units following the </text:span><text:span text:style-name="Source_20_Text"><text:span text:style-name="T3">Requires=</text:span></text:span><text:span text:style-name="T3">, </text:span><text:span text:style-name="Source_20_Text"><text:span text:style-name="T3">Requisite=</text:span></text:span><text:span text:style-name="T3">, </text:span><text:span text:style-name="Source_20_Text"><text:span text:style-name="T3">ConsistsOf=</text:span></text:span><text:span text:style-name="T3">, </text:span><text:span text:style-name="Source_20_Text"><text:span text:style-name="T3">Wants=</text:span></text:span><text:span text:style-name="T3">, </text:span><text:span text:style-name="Source_20_Text"><text:span text:style-name="T3">BindsTo=</text:span></text:span><text:span text:style-name="T3"> dependencies. If no unit is specified,</text:span><text:span text:style-name="Source_20_Text"><text:span text:style-name="T3">default.target</text:span></text:span><text:span text:style-name="T3"> is implied.</text:span></text:p>
      <text:p text:style-name="P31"><text:soft-page-break/><text:span text:style-name="T3">By default, only target units are recursively expanded. When </text:span><text:span text:style-name="Source_20_Text"><text:span text:style-name="T3">--all</text:span></text:span><text:span text:style-name="T3"> is passed, all other units are recursively expanded as well.</text:span></text:p>
      <text:p text:style-name="P31"><text:span text:style-name="T3">Options </text:span><text:span text:style-name="Source_20_Text"><text:span text:style-name="T3">--reverse</text:span></text:span><text:span text:style-name="T3">, </text:span><text:span text:style-name="Source_20_Text"><text:span text:style-name="T3">--after</text:span></text:span><text:span text:style-name="T3">, </text:span><text:span text:style-name="Source_20_Text"><text:span text:style-name="T3">--before</text:span></text:span><text:span text:style-name="T3"> may be used to change what types of dependencies are shown.</text:span></text:p>
      <text:h text:style-name="P17" text:outline-level="3"><text:bookmark text:name="id-1.7.4"/><text:bookmark text:name="Unit File Commands"/>Unit File Commands</text:h>
      <text:p text:style-name="P32"><text:bookmark text:name="list-unit-files PATTERN…"/><text:span text:style-name="Strong_20_Emphasis"><text:span text:style-name="T3">list-unit-file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unit files installed on the system, in combination with their enablement state (as reported by </text:span><text:span text:style-name="Strong_20_Emphasis"><text:span text:style-name="T3">is-enabled</text:span></text:span><text:span text:style-name="T3">). If one or more </text:span><text:span text:style-name="Emphasis"><text:span text:style-name="Source_20_Text"><text:span text:style-name="T3">PATTERN</text:span></text:span></text:span><text:span text:style-name="T3">s are specified, only unit files whose name matches one of them are shown (patterns matching unit file system paths are not supported).</text:span></text:p>
      <text:p text:style-name="P32"><text:bookmark text:name="enable NAME…"/><text:span text:style-name="Strong_20_Emphasis"><text:span text:style-name="T3">enable </text:span></text:span><text:span text:style-name="Strong_20_Emphasis"><text:span text:style-name="Emphasis"><text:span text:style-name="Source_20_Text"><text:span text:style-name="T3">NAME</text:span></text:span></text:span></text:span><text:span text:style-name="Strong_20_Emphasis"><text:span text:style-name="T3">…</text:span></text:span><text:span text:style-name="T3">, </text:span><text:span text:style-name="Strong_20_Emphasis"><text:span text:style-name="T3">enable </text:span></text:span><text:span text:style-name="Strong_20_Emphasis"><text:span text:style-name="Emphasis"><text:span text:style-name="Source_20_Text"><text:span text:style-name="T3">PATH</text:span></text:span></text:span></text:span><text:span text:style-name="Strong_20_Emphasis"><text:span text:style-name="T3">…</text:span></text:span></text:p>
      <text:p text:style-name="P31"><text:span text:style-name="T3">Enable one or more units or unit instances. This will create a set of symlinks, as encoded in the "</text:span><text:span text:style-name="Source_20_Text"><text:span text:style-name="T3">[Install]</text:span></text:span><text:span text:style-name="T3">" sections of the indicated unit files. After the symlinks have been created, the system manager configuration is reloaded (in a way equivalent to </text:span><text:span text:style-name="Strong_20_Emphasis"><text:span text:style-name="T3">daemon-reload</text:span></text:span><text:span text:style-name="T3">), in order to ensure the changes are taken into account immediately. Note that this does </text:span><text:span text:style-name="Emphasis"><text:span text:style-name="T3">not</text:span></text:span><text:span text:style-name="T3"> have the effect of also starting any of the units being enabled. If this is desired, combine this command with the </text:span><text:span text:style-name="Source_20_Text"><text:span text:style-name="T3">--now</text:span></text:span><text:span text:style-name="T3"> switch, or invoke </text:span><text:span text:style-name="Strong_20_Emphasis"><text:span text:style-name="T3">start</text:span></text:span><text:span text:style-name="T3"> with appropriate arguments later. Note that in case of unit instance enablement (i.e. enablement of units of the form </text:span><text:span text:style-name="Source_20_Text"><text:span text:style-name="T3">foo@bar.service</text:span></text:span><text:span text:style-name="T3">), symlinks named the same as instances are created in the unit configuration directory, however they point to the single template unit file they are instantiated from.</text:span></text:p>
      <text:p text:style-name="P31"><text:span text:style-name="T3">This command expects either valid unit names (in which case various unit file directories are automatically searched for unit files with appropriate names), or absolute paths to unit files (in which case these files are read directly). If a specified unit file is located outside of the usual unit file directories, an additional symlink is created, linking it into the unit configuration path, thus ensuring it is found when requested by commands such as </text:span><text:span text:style-name="Strong_20_Emphasis"><text:span text:style-name="T3">start</text:span></text:span><text:span text:style-name="T3">.</text:span></text:p>
      <text:p text:style-name="P31"><text:span text:style-name="T3">This command will print the file system operations executed. This output may be suppressed by passing </text:span><text:span text:style-name="Source_20_Text"><text:span text:style-name="T3">--quiet</text:span></text:span><text:span text:style-name="T3">.</text:span></text:p>
      <text:p text:style-name="P31"><text:span text:style-name="T3">Note that this operation creates only the symlinks suggested in the "</text:span><text:span text:style-name="Source_20_Text"><text:span text:style-name="T3">[Install]</text:span></text:span><text:span text:style-name="T3">" section of the unit files. While this command is the recommended way to manipulate the unit configuration directory, the administrator is free to make additional changes manually by placing or removing symlinks below this directory. This is particularly useful to create configurations that deviate from the suggested default installation. In this case, the administrator must make sure </text:span><text:soft-page-break/><text:span text:style-name="T3">to invoke </text:span><text:span text:style-name="Strong_20_Emphasis"><text:span text:style-name="T3">daemon-reload</text:span></text:span><text:span text:style-name="T3"> manually as necessary, in order to ensure the changes are taken into account.</text:span></text:p>
      <text:p text:style-name="P31"><text:span text:style-name="T3">Enabling units should not be confused with starting (activating) units, as done by the </text:span><text:span text:style-name="Strong_20_Emphasis"><text:span text:style-name="T3">start</text:span></text:span><text:span text:style-name="T3"> command. Enabling and starting units is orthogonal: units may be enabled without being started and started without being enabled. Enabling simply hooks the unit into various suggested places (for example, so that the unit is automatically started on boot or when a particular kind of hardware is plugged in). Starting actually spawns the daemon process (in case of service units), or binds the socket (in case of socket units), and so on.</text:span></text:p>
      <text:p text:style-name="P31"><text:span text:style-name="T3">Depending on whether </text:span><text:span text:style-name="Source_20_Text"><text:span text:style-name="T3">--system</text:span></text:span><text:span text:style-name="T3">, </text:span><text:span text:style-name="Source_20_Text"><text:span text:style-name="T3">--user</text:span></text:span><text:span text:style-name="T3">, </text:span><text:span text:style-name="Source_20_Text"><text:span text:style-name="T3">--runtime</text:span></text:span><text:span text:style-name="T3">, or </text:span><text:span text:style-name="Source_20_Text"><text:span text:style-name="T3">--global</text:span></text:span><text:span text:style-name="T3"> is specified, this enables the unit for the system, for the calling user only, for only this boot of the system, or for all future logins of all users. Note that in the last case, no systemd daemon configuration is reloaded.</text:span></text:p>
      <text:p text:style-name="P31"><text:span text:style-name="T3">Using </text:span><text:span text:style-name="Strong_20_Emphasis"><text:span text:style-name="T3">enable</text:span></text:span><text:span text:style-name="T3"> on masked units is not supported and results in an error.</text:span></text:p>
      <text:p text:style-name="P32"><text:bookmark text:name="disable NAME…"/><text:span text:style-name="Strong_20_Emphasis"><text:span text:style-name="T3">disable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Disables one or more units. This removes all symlinks to the unit files backing the specified units from the unit configuration directory, and hence undoes any changes made by </text:span><text:span text:style-name="Strong_20_Emphasis"><text:span text:style-name="T3">enable</text:span></text:span><text:span text:style-name="T3"> or </text:span><text:span text:style-name="Strong_20_Emphasis"><text:span text:style-name="T3">link</text:span></text:span><text:span text:style-name="T3">. Note that this removes </text:span><text:span text:style-name="Emphasis"><text:span text:style-name="T3">all</text:span></text:span><text:span text:style-name="T3"> symlinks to matching unit files, including manually created symlinks, and not just those actually created by </text:span><text:span text:style-name="Strong_20_Emphasis"><text:span text:style-name="T3">enable</text:span></text:span><text:span text:style-name="T3"> or </text:span><text:span text:style-name="Strong_20_Emphasis"><text:span text:style-name="T3">link</text:span></text:span><text:span text:style-name="T3">. Note that while </text:span><text:span text:style-name="Strong_20_Emphasis"><text:span text:style-name="T3">disable</text:span></text:span><text:span text:style-name="T3"> undoes the effect of </text:span><text:span text:style-name="Strong_20_Emphasis"><text:span text:style-name="T3">enable</text:span></text:span><text:span text:style-name="T3">, the two commands are otherwise not symmetric, as </text:span><text:span text:style-name="Strong_20_Emphasis"><text:span text:style-name="T3">disable</text:span></text:span><text:span text:style-name="T3"> may remove more symlinks than a prior </text:span><text:span text:style-name="Strong_20_Emphasis"><text:span text:style-name="T3">enable</text:span></text:span><text:span text:style-name="T3"> invocation of the same unit created.</text:span></text:p>
      <text:p text:style-name="P30">This command expects valid unit names only, it does not accept paths to unit files.</text:p>
      <text:p text:style-name="P31"><text:span text:style-name="T3">In addition to the units specified as arguments, all units are disabled that are listed in the </text:span><text:span text:style-name="Source_20_Text"><text:span text:style-name="T3">Also=</text:span></text:span><text:span text:style-name="T3"> setting contained in the "</text:span><text:span text:style-name="Source_20_Text"><text:span text:style-name="T3">[Install]</text:span></text:span><text:span text:style-name="T3">" section of any of the unit files being operated on.</text:span></text:p>
      <text:p text:style-name="P31"><text:span text:style-name="T3">This command implicitly reloads the system manager configuration after completing the operation. Note that this command does not implicitly stop the units that are being disabled. If this is desired, either combine this command with the </text:span><text:span text:style-name="Source_20_Text"><text:span text:style-name="T3">--now</text:span></text:span><text:span text:style-name="T3"> switch, or invoke the </text:span><text:span text:style-name="Strong_20_Emphasis"><text:span text:style-name="T3">stop</text:span></text:span><text:span text:style-name="T3"> command with appropriate arguments later.</text:span></text:p>
      <text:p text:style-name="P31"><text:span text:style-name="T3">This command will print information about the file system operations (symlink removals) executed. This output may be suppressed by passing </text:span><text:span text:style-name="Source_20_Text"><text:span text:style-name="T3">--quiet</text:span></text:span><text:span text:style-name="T3">.</text:span></text:p>
      <text:p text:style-name="P31"><text:span text:style-name="T3">This command honors </text:span><text:span text:style-name="Source_20_Text"><text:span text:style-name="T3">--system</text:span></text:span><text:span text:style-name="T3">, </text:span><text:span text:style-name="Source_20_Text"><text:span text:style-name="T3">--user</text:span></text:span><text:span text:style-name="T3">, </text:span><text:span text:style-name="Source_20_Text"><text:span text:style-name="T3">--runtime</text:span></text:span><text:span text:style-name="T3"> and </text:span><text:span text:style-name="Source_20_Text"><text:span text:style-name="T3">--global</text:span></text:span><text:span text:style-name="T3"> in a similar way as </text:span><text:span text:style-name="Strong_20_Emphasis"><text:span text:style-name="T3">enable</text:span></text:span><text:span text:style-name="T3">.</text:span></text:p>
      <text:p text:style-name="P32"><text:bookmark text:name="reenable NAME…"/><text:soft-page-break/><text:span text:style-name="Strong_20_Emphasis"><text:span text:style-name="T3">reenable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Reenable one or more units, as specified on the command line. This is a combination of </text:span><text:span text:style-name="Strong_20_Emphasis"><text:span text:style-name="T3">disable</text:span></text:span><text:span text:style-name="T3"> and </text:span><text:span text:style-name="Strong_20_Emphasis"><text:span text:style-name="T3">enable</text:span></text:span><text:span text:style-name="T3"> and is useful to reset the symlinks a unit file is enabled with to the defaults configured in its "</text:span><text:span text:style-name="Source_20_Text"><text:span text:style-name="T3">[Install]</text:span></text:span><text:span text:style-name="T3">" section. This command expects a unit name only, it does not accept paths to unit files.</text:span></text:p>
      <text:p text:style-name="P32"><text:bookmark text:name="preset NAME…"/><text:span text:style-name="Strong_20_Emphasis"><text:span text:style-name="T3">preset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Reset the enable/disable status one or more unit files, as specified on the command line, to the defaults configured in the preset policy files. This has the same effect as </text:span><text:span text:style-name="Strong_20_Emphasis"><text:span text:style-name="T3">disable</text:span></text:span><text:span text:style-name="T3"> or </text:span><text:span text:style-name="Strong_20_Emphasis"><text:span text:style-name="T3">enable</text:span></text:span><text:span text:style-name="T3">, depending how the unit is listed in the preset files.</text:span></text:p>
      <text:p text:style-name="P31"><text:span text:style-name="T3">Use </text:span><text:span text:style-name="Source_20_Text"><text:span text:style-name="T3">--preset-mode=</text:span></text:span><text:span text:style-name="T3"> to control whether units shall be enabled and disabled, or only enabled, or only disabled.</text:span></text:p>
      <text:p text:style-name="P31"><text:span text:style-name="T3">If the unit carries no install information, it will be silently ignored by this command. </text:span><text:span text:style-name="Emphasis"><text:span text:style-name="Source_20_Text"><text:span text:style-name="T3">NAME</text:span></text:span></text:span><text:span text:style-name="T3"> must be the real unit name, any alias names are ignored silently.</text:span></text:p>
      <text:p text:style-name="P31"><text:span text:style-name="T3">For more information on the preset policy format, see </text:span><text:a xlink:type="simple" xlink:href="https://www.freedesktop.org/software/systemd/man/systemd.preset.html#" text:style-name="Internet_20_link" text:visited-style-name="Visited_20_Internet_20_Link">systemd.preset(5)</text:a><text:span text:style-name="T3">. For more information on the concept of presets, please consult the </text:span><text:a xlink:type="simple" xlink:href="https://www.freedesktop.org/wiki/Software/systemd/Preset" office:target-frame-name="_top" xlink:show="replace" text:style-name="Internet_20_link" text:visited-style-name="Visited_20_Internet_20_Link">Preset</text:a><text:span text:style-name="T3"> document.</text:span></text:p>
      <text:p text:style-name="P32"><text:bookmark text:name="preset-all"/><text:span text:style-name="Strong_20_Emphasis"><text:span text:style-name="T3">preset-all</text:span></text:span></text:p>
      <text:p text:style-name="P30">Resets all installed unit files to the defaults configured in the preset policy file (see above).</text:p>
      <text:p text:style-name="P31"><text:span text:style-name="T3">Use </text:span><text:span text:style-name="Source_20_Text"><text:span text:style-name="T3">--preset-mode=</text:span></text:span><text:span text:style-name="T3"> to control whether units shall be enabled and disabled, or only enabled, or only disabled.</text:span></text:p>
      <text:p text:style-name="P32"><text:bookmark text:name="is-enabled NAME…"/><text:span text:style-name="Strong_20_Emphasis"><text:span text:style-name="T3">is-enabled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Checks whether any of the specified unit files are enabled (as with </text:span><text:span text:style-name="Strong_20_Emphasis"><text:span text:style-name="T3">enable</text:span></text:span><text:span text:style-name="T3">). Returns an exit code of 0 if at least one is enabled, non-zero otherwise. Prints the current enable status (see table). To suppress this output, use </text:span><text:span text:style-name="Source_20_Text"><text:span text:style-name="T3">--quiet</text:span></text:span><text:span text:style-name="T3">. To show installation targets, use </text:span><text:span text:style-name="Source_20_Text"><text:span text:style-name="T3">--full</text:span></text:span><text:span text:style-name="T3">.</text:span></text:p>
      <text:p text:style-name="P16"><text:bookmark text:name="id-1.7.4.2.7.2.2"/>Table 1.  is-enabled output</text:p>
      <table:table table:name="Table1" table:style-name="Table1">
        <table:table-column table:style-name="Table1.A"/>
        <table:table-column table:style-name="Table1.B"/>
        <table:table-column table:style-name="Table1.C"/>
        <table:table-header-rows>
          <table:table-row>
            <table:table-cell table:style-name="Table1.A1" office:value-type="string">
              <text:p text:style-name="Table_20_Heading">Name</text:p>
            </table:table-cell>
            <table:table-cell table:style-name="Table1.A1" office:value-type="string">
              <text:p text:style-name="Table_20_Heading">Description</text:p>
            </table:table-cell>
            <table:table-cell table:style-name="Table1.C1" office:value-type="string">
              <text:p text:style-name="Table_20_Heading">Exit Code</text:p>
            </table:table-cell>
          </table:table-row>
        </table:table-header-rows>
        <table:table-row>
          <table:table-cell table:style-name="Table1.A2" office:value-type="string">
            <text:p text:style-name="Table_20_Contents">"<text:span text:style-name="Source_20_Text">enabled</text:span>"</text:p>
          </table:table-cell>
          <table:table-cell table:style-name="Table1.A2" table:number-rows-spanned="2" office:value-type="string">
            <text:p text:style-name="Table_20_Contents">Enabled via <text:span text:style-name="Source_20_Text">.wants/</text:span>, <text:span text:style-name="Source_20_Text">.requires/</text:span> or <text:span text:style-name="Source_20_Text">Alias=</text:span> symlinks (permanently in <text:span text:style-name="Source_20_Text">/etc/systemd/system/</text:span>, or transiently in <text:span text:style-name="Source_20_Text">/run/systemd/system/</text:span>).</text:p>
          </table:table-cell>
          <table:table-cell table:style-name="Table1.C2" table:number-rows-spanned="2" office:value-type="string">
            <text:p text:style-name="Table_20_Contents">0</text:p>
          </table:table-cell>
        </table:table-row>
        <table:table-row>
          <table:table-cell table:style-name="Table1.A2" office:value-type="string">
            <text:p text:style-name="Table_20_Contents">"<text:span text:style-name="Source_20_Text">enabled-runtime</text:span>"</text:p>
          </table:table-cell>
          <table:covered-table-cell/>
          <table:covered-table-cell/>
        </table:table-row>
        <text:soft-page-break/>
        <table:table-row>
          <table:table-cell table:style-name="Table1.A2" office:value-type="string">
            <text:p text:style-name="Table_20_Contents">"<text:span text:style-name="Source_20_Text">linked</text:span>"</text:p>
          </table:table-cell>
          <table:table-cell table:style-name="Table1.A2" table:number-rows-spanned="2" office:value-type="string">
            <text:p text:style-name="Table_20_Contents">Made available through one or more symlinks to the unit file (permanently in <text:span text:style-name="Source_20_Text">/etc/systemd/system/</text:span> or transiently in <text:span text:style-name="Source_20_Text">/run/systemd/system/</text:span>), even though the unit file might reside outside of the unit file search path.</text:p>
          </table:table-cell>
          <table:table-cell table:style-name="Table1.C2" table:number-rows-spanned="2" office:value-type="string">
            <text:p text:style-name="Table_20_Contents">&gt; 0</text:p>
          </table:table-cell>
        </table:table-row>
        <table:table-row>
          <table:table-cell table:style-name="Table1.A2" office:value-type="string">
            <text:p text:style-name="Table_20_Contents">"<text:span text:style-name="Source_20_Text">linked-runtime</text:span>"</text:p>
          </table:table-cell>
          <table:covered-table-cell/>
          <table:covered-table-cell/>
        </table:table-row>
        <table:table-row>
          <table:table-cell table:style-name="Table1.A2" office:value-type="string">
            <text:p text:style-name="Table_20_Contents">"<text:span text:style-name="Source_20_Text">masked</text:span>"</text:p>
          </table:table-cell>
          <table:table-cell table:style-name="Table1.A2" table:number-rows-spanned="2" office:value-type="string">
            <text:p text:style-name="Table_20_Contents">Completely disabled, so that any start operation on it fails (permanently in <text:span text:style-name="Source_20_Text">/etc/systemd/system/</text:span> or transiently in <text:span text:style-name="Source_20_Text">/run/systemd/systemd/</text:span>).</text:p>
          </table:table-cell>
          <table:table-cell table:style-name="Table1.C2" table:number-rows-spanned="2" office:value-type="string">
            <text:p text:style-name="Table_20_Contents">&gt; 0</text:p>
          </table:table-cell>
        </table:table-row>
        <table:table-row>
          <table:table-cell table:style-name="Table1.A2" office:value-type="string">
            <text:p text:style-name="Table_20_Contents">"<text:span text:style-name="Source_20_Text">masked-runtime</text:span>"</text:p>
          </table:table-cell>
          <table:covered-table-cell/>
          <table:covered-table-cell/>
        </table:table-row>
        <table:table-row>
          <table:table-cell table:style-name="Table1.A2" office:value-type="string">
            <text:p text:style-name="Table_20_Contents">"<text:span text:style-name="Source_20_Text">static</text:span>"</text:p>
          </table:table-cell>
          <table:table-cell table:style-name="Table1.A2" office:value-type="string">
            <text:p text:style-name="Table_20_Contents">The unit file is not enabled, and has no provisions for enabling in the "<text:span text:style-name="Source_20_Text">[Install]</text:span>" unit file section.</text:p>
          </table:table-cell>
          <table:table-cell table:style-name="Table1.C2" office:value-type="string">
            <text:p text:style-name="Table_20_Contents">0</text:p>
          </table:table-cell>
        </table:table-row>
        <table:table-row>
          <table:table-cell table:style-name="Table1.A2" office:value-type="string">
            <text:p text:style-name="Table_20_Contents">"<text:span text:style-name="Source_20_Text">indirect</text:span>"</text:p>
          </table:table-cell>
          <table:table-cell table:style-name="Table1.A2" office:value-type="string">
            <text:p text:style-name="Table_20_Contents">The unit file itself is not enabled, but it has a non-empty <text:span text:style-name="Source_20_Text">Also=</text:span> setting in the "<text:span text:style-name="Source_20_Text">[Install]</text:span>" unit file section, listing other unit files that might be enabled, or it has an alias under a different name through a symlink that is not specified in Also=. For template unit file, an instance different than the one specified in <text:span text:style-name="Source_20_Text">DefaultInstance=</text:span> is enabled.</text:p>
          </table:table-cell>
          <table:table-cell table:style-name="Table1.C2" office:value-type="string">
            <text:p text:style-name="Table_20_Contents">0</text:p>
          </table:table-cell>
        </table:table-row>
        <table:table-row>
          <table:table-cell table:style-name="Table1.A2" office:value-type="string">
            <text:p text:style-name="Table_20_Contents">"<text:span text:style-name="Source_20_Text">disabled</text:span>"</text:p>
          </table:table-cell>
          <table:table-cell table:style-name="Table1.A2" office:value-type="string">
            <text:p text:style-name="Table_20_Contents">The unit file is not enabled, but contains an "<text:span text:style-name="Source_20_Text">[Install]</text:span>" section with installation instructions.</text:p>
          </table:table-cell>
          <table:table-cell table:style-name="Table1.C2" office:value-type="string">
            <text:p text:style-name="Table_20_Contents">&gt; 0</text:p>
          </table:table-cell>
        </table:table-row>
        <table:table-row>
          <table:table-cell table:style-name="Table1.A2" office:value-type="string">
            <text:p text:style-name="Table_20_Contents">"<text:span text:style-name="Source_20_Text">generated</text:span>"</text:p>
          </table:table-cell>
          <table:table-cell table:style-name="Table1.A2" office:value-type="string">
            <text:p text:style-name="Table_20_Contents">The unit file was generated dynamically via a generator tool. See <text:a xlink:type="simple" xlink:href="https://www.freedesktop.org/software/systemd/man/systemd.generator.html#" text:style-name="Internet_20_link" text:visited-style-name="Visited_20_Internet_20_Link">systemd.generator(7)</text:a>. Generated unit files may not be enabled, they are enabled implicitly by their generator.</text:p>
          </table:table-cell>
          <table:table-cell table:style-name="Table1.C2" office:value-type="string">
            <text:p text:style-name="Table_20_Contents">0</text:p>
          </table:table-cell>
        </table:table-row>
        <table:table-row>
          <table:table-cell table:style-name="Table1.A2" office:value-type="string">
            <text:p text:style-name="Table_20_Contents">"<text:span text:style-name="Source_20_Text">transient</text:span>"</text:p>
          </table:table-cell>
          <table:table-cell table:style-name="Table1.A2" office:value-type="string">
            <text:p text:style-name="Table_20_Contents">The unit file has been created dynamically with the runtime API. Transient units may not be enabled.</text:p>
          </table:table-cell>
          <table:table-cell table:style-name="Table1.C2" office:value-type="string">
            <text:p text:style-name="Table_20_Contents">0</text:p>
          </table:table-cell>
        </table:table-row>
        <table:table-row>
          <table:table-cell table:style-name="Table1.A2" office:value-type="string">
            <text:p text:style-name="Table_20_Contents">"<text:span text:style-name="Source_20_Text">bad</text:span>"</text:p>
          </table:table-cell>
          <table:table-cell table:style-name="Table1.A2" office:value-type="string">
            <text:p text:style-name="Table_20_Contents">The unit file is invalid or another error occurred. Note that <text:span text:style-name="Strong_20_Emphasis">is-enabled</text:span> will not actually return this state, but print an error message instead. However the unit file listing printed by <text:span text:style-name="Strong_20_Emphasis">list-unit-files</text:span> might show it.</text:p>
          </table:table-cell>
          <table:table-cell table:style-name="Table1.C2" office:value-type="string">
            <text:p text:style-name="Table_20_Contents">&gt; 0</text:p>
          </table:table-cell>
        </table:table-row>
      </table:table>
      <text:p text:style-name="P29"/>
      <text:p text:style-name="P32"><text:bookmark text:name="mask NAME…"/><text:span text:style-name="Strong_20_Emphasis"><text:span text:style-name="T3">mask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Mask one or more units, as specified on the command line. This will link these unit files to </text:span><text:span text:style-name="Source_20_Text"><text:span text:style-name="T3">/dev/null</text:span></text:span><text:span text:style-name="T3">, making it impossible to start them. This is a stronger version of </text:span><text:span text:style-name="Strong_20_Emphasis"><text:span text:style-name="T3">disable</text:span></text:span><text:span text:style-name="T3">, since it prohibits all kinds of activation of the unit, including enablement and manual activation. Use this option with care. This honors the </text:span><text:span text:style-name="Source_20_Text"><text:span text:style-name="T3">--runtime</text:span></text:span><text:span text:style-name="T3"> option to only mask temporarily until the next reboot of the system. The </text:span><text:span text:style-name="Source_20_Text"><text:span text:style-name="T3">--now</text:span></text:span><text:span text:style-name="T3"> option may be used to ensure that the units are also stopped. This command expects valid unit names only, it does not accept unit file paths.</text:span></text:p>
      <text:p text:style-name="P32"><text:bookmark text:name="unmask NAME…"/><text:span text:style-name="Strong_20_Emphasis"><text:span text:style-name="T3">unmask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Unmask one or more unit files, as specified on the command line. This will undo the effect of </text:span><text:span text:style-name="Strong_20_Emphasis"><text:span text:style-name="T3">mask</text:span></text:span><text:span text:style-name="T3">. This command expects valid unit names only, it does not accept unit file paths.</text:span></text:p>
      <text:p text:style-name="P32"><text:bookmark text:name="link PATH…"/><text:span text:style-name="Strong_20_Emphasis"><text:span text:style-name="T3">link </text:span></text:span><text:span text:style-name="Strong_20_Emphasis"><text:span text:style-name="Emphasis"><text:span text:style-name="Source_20_Text"><text:span text:style-name="T3">PATH</text:span></text:span></text:span></text:span><text:span text:style-name="Strong_20_Emphasis"><text:span text:style-name="T3">…</text:span></text:span></text:p>
      <text:p text:style-name="P31"><text:soft-page-break/><text:span text:style-name="T3">Link a unit file that is not in the unit file search paths into the unit file search path. This command expects an absolute path to a unit file. The effect of this may be undone with </text:span><text:span text:style-name="Strong_20_Emphasis"><text:span text:style-name="T3">disable</text:span></text:span><text:span text:style-name="T3">. The effect of this command is that a unit file is made available for commands such as </text:span><text:span text:style-name="Strong_20_Emphasis"><text:span text:style-name="T3">start</text:span></text:span><text:span text:style-name="T3">, even though it is not installed directly in the unit search path.</text:span></text:p>
      <text:p text:style-name="P32"><text:bookmark text:name="revert NAME…"/><text:span text:style-name="Strong_20_Emphasis"><text:span text:style-name="T3">revert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Revert one or more unit files to their vendor versions. This command removes drop-in configuration files that modify the specified units, as well as any user-configured unit file that overrides a matching vendor supplied unit file. Specifically, for a unit "</text:span><text:span text:style-name="Source_20_Text"><text:span text:style-name="T3">foo.service</text:span></text:span><text:span text:style-name="T3">" the matching directories "</text:span><text:span text:style-name="Source_20_Text"><text:span text:style-name="T3">foo.service.d/</text:span></text:span><text:span text:style-name="T3">" with all their contained files are removed, both below the persistent and runtime configuration directories (i.e. below </text:span><text:span text:style-name="Source_20_Text"><text:span text:style-name="T3">/etc/systemd/system</text:span></text:span><text:span text:style-name="T3"> and </text:span><text:span text:style-name="Source_20_Text"><text:span text:style-name="T3">/run/systemd/system</text:span></text:span><text:span text:style-name="T3">); if the unit file has a vendor-supplied version (i.e. a unit file located below </text:span><text:span text:style-name="Source_20_Text"><text:span text:style-name="T3">/usr</text:span></text:span><text:span text:style-name="T3">) any matching persistent or runtime unit file that overrides it is removed, too. Note that if a unit file has no vendor-supplied version (i.e. is only defined below </text:span><text:span text:style-name="Source_20_Text"><text:span text:style-name="T3">/etc/systemd/system</text:span></text:span><text:span text:style-name="T3"> or </text:span><text:span text:style-name="Source_20_Text"><text:span text:style-name="T3">/run/systemd/system</text:span></text:span><text:span text:style-name="T3">, but not in a unit file stored below </text:span><text:span text:style-name="Source_20_Text"><text:span text:style-name="T3">/usr</text:span></text:span><text:span text:style-name="T3">), then it is not removed. Also, if a unit is masked, it is unmasked.</text:span></text:p>
      <text:p text:style-name="P31"><text:span text:style-name="T3">Effectively, this command may be used to undo all changes made with </text:span><text:span text:style-name="Strong_20_Emphasis"><text:span text:style-name="T3">systemctl edit</text:span></text:span><text:span text:style-name="T3">, </text:span><text:span text:style-name="Strong_20_Emphasis"><text:span text:style-name="T3">systemctl set-property</text:span></text:span><text:span text:style-name="T3"> and </text:span><text:span text:style-name="Strong_20_Emphasis"><text:span text:style-name="T3">systemctl mask</text:span></text:span><text:span text:style-name="T3"> and puts the original unit file with its settings back in effect.</text:span></text:p>
      <text:p text:style-name="P32"><text:bookmark text:name="add-wants TARGET          NAME…"/><text:span text:style-name="Strong_20_Emphasis"><text:span text:style-name="T3">add-wants </text:span></text:span><text:span text:style-name="Strong_20_Emphasis"><text:span text:style-name="Emphasis"><text:span text:style-name="Source_20_Text"><text:span text:style-name="T3">TARGET</text:span></text:span></text:span></text:span><text:span text:style-name="Strong_20_Emphasis"><text:span text:style-name="T3"> </text:span></text:span><text:span text:style-name="Strong_20_Emphasis"><text:span text:style-name="Emphasis"><text:span text:style-name="Source_20_Text"><text:span text:style-name="T3">NAME</text:span></text:span></text:span></text:span><text:span text:style-name="Strong_20_Emphasis"><text:span text:style-name="T3">…</text:span></text:span><text:span text:style-name="T3">, </text:span><text:span text:style-name="Strong_20_Emphasis"><text:span text:style-name="T3">add-requires </text:span></text:span><text:span text:style-name="Strong_20_Emphasis"><text:span text:style-name="Emphasis"><text:span text:style-name="Source_20_Text"><text:span text:style-name="T3">TARGET</text:span></text:span></text:span></text:span><text:span text:style-name="Strong_20_Emphasis"><text:span text:style-name="T3">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Adds "</text:span><text:span text:style-name="Source_20_Text"><text:span text:style-name="T3">Wants=</text:span></text:span><text:span text:style-name="T3">" or "</text:span><text:span text:style-name="Source_20_Text"><text:span text:style-name="T3">Requires=</text:span></text:span><text:span text:style-name="T3">" dependencies, respectively, to the specified </text:span><text:span text:style-name="Emphasis"><text:span text:style-name="Source_20_Text"><text:span text:style-name="T3">TARGET</text:span></text:span></text:span><text:span text:style-name="T3"> for one or more units.</text:span></text:p>
      <text:p text:style-name="P31"><text:span text:style-name="T3">This command honors </text:span><text:span text:style-name="Source_20_Text"><text:span text:style-name="T3">--system</text:span></text:span><text:span text:style-name="T3">, </text:span><text:span text:style-name="Source_20_Text"><text:span text:style-name="T3">--user</text:span></text:span><text:span text:style-name="T3">, </text:span><text:span text:style-name="Source_20_Text"><text:span text:style-name="T3">--runtime</text:span></text:span><text:span text:style-name="T3"> and </text:span><text:span text:style-name="Source_20_Text"><text:span text:style-name="T3">--global</text:span></text:span><text:span text:style-name="T3"> in a way similar to </text:span><text:span text:style-name="Strong_20_Emphasis"><text:span text:style-name="T3">enable</text:span></text:span><text:span text:style-name="T3">.</text:span></text:p>
      <text:p text:style-name="P32"><text:bookmark text:name="edit NAME…"/><text:span text:style-name="Strong_20_Emphasis"><text:span text:style-name="T3">edit </text:span></text:span><text:span text:style-name="Strong_20_Emphasis"><text:span text:style-name="Emphasis"><text:span text:style-name="Source_20_Text"><text:span text:style-name="T3">NAME</text:span></text:span></text:span></text:span><text:span text:style-name="Strong_20_Emphasis"><text:span text:style-name="T3">…</text:span></text:span></text:p>
      <text:p text:style-name="P31"><text:span text:style-name="T3">Edit a drop-in snippet or a whole replacement file if </text:span><text:span text:style-name="Source_20_Text"><text:span text:style-name="T3">--full</text:span></text:span><text:span text:style-name="T3"> is specified, to extend or override the specified unit.</text:span></text:p>
      <text:p text:style-name="P31"><text:span text:style-name="T3">Depending on whether </text:span><text:span text:style-name="Source_20_Text"><text:span text:style-name="T3">--system</text:span></text:span><text:span text:style-name="T3"> (the default), </text:span><text:span text:style-name="Source_20_Text"><text:span text:style-name="T3">--user</text:span></text:span><text:span text:style-name="T3">, or </text:span><text:span text:style-name="Source_20_Text"><text:span text:style-name="T3">--global</text:span></text:span><text:span text:style-name="T3"> is specified, this command creates a drop-in file for each unit either for the system, for the calling user, or for all futures logins of all users. Then, the editor (see the "Environment" section below) is invoked on temporary files which will be written to the real location if the editor exits successfully.</text:span></text:p>
      <text:p text:style-name="P31"><text:span text:style-name="T3">If </text:span><text:span text:style-name="Source_20_Text"><text:span text:style-name="T3">--full</text:span></text:span><text:span text:style-name="T3"> is specified, this will copy the original units instead of creating drop-in files.</text:span></text:p>
      <text:p text:style-name="P31"><text:soft-page-break/><text:span text:style-name="T3">If </text:span><text:span text:style-name="Source_20_Text"><text:span text:style-name="T3">--force</text:span></text:span><text:span text:style-name="T3"> is specified and any units do not already exist, new unit files will be opened for editing.</text:span></text:p>
      <text:p text:style-name="P31"><text:span text:style-name="T3">If </text:span><text:span text:style-name="Source_20_Text"><text:span text:style-name="T3">--runtime</text:span></text:span><text:span text:style-name="T3"> is specified, the changes will be made temporarily in </text:span><text:span text:style-name="Source_20_Text"><text:span text:style-name="T3">/run</text:span></text:span><text:span text:style-name="T3"> and they will be lost on the next reboot.</text:span></text:p>
      <text:p text:style-name="P30">If the temporary file is empty upon exit, the modification of the related unit is canceled.</text:p>
      <text:p text:style-name="P31"><text:span text:style-name="T3">After the units have been edited, systemd configuration is reloaded (in a way that is equivalent to </text:span><text:span text:style-name="Strong_20_Emphasis"><text:span text:style-name="T3">daemon-reload</text:span></text:span><text:span text:style-name="T3">).</text:span></text:p>
      <text:p text:style-name="P31"><text:span text:style-name="T3">Note that this command cannot be used to remotely edit units and that you cannot temporarily edit units which are in </text:span><text:span text:style-name="Source_20_Text"><text:span text:style-name="T3">/etc</text:span></text:span><text:span text:style-name="T3">, since they take precedence over </text:span><text:span text:style-name="Source_20_Text"><text:span text:style-name="T3">/run</text:span></text:span><text:span text:style-name="T3">.</text:span></text:p>
      <text:p text:style-name="P32"><text:bookmark text:name="get-default"/><text:span text:style-name="Strong_20_Emphasis"><text:span text:style-name="T3">get-default</text:span></text:span></text:p>
      <text:p text:style-name="P31"><text:span text:style-name="T3">Return the default target to boot into. This returns the target unit name </text:span><text:span text:style-name="Source_20_Text"><text:span text:style-name="T3">default.target</text:span></text:span><text:span text:style-name="T3"> is aliased (symlinked) to.</text:span></text:p>
      <text:p text:style-name="P32"><text:bookmark text:name="set-default NAME"/><text:span text:style-name="Strong_20_Emphasis"><text:span text:style-name="T3">set-default </text:span></text:span><text:span text:style-name="Strong_20_Emphasis"><text:span text:style-name="Emphasis"><text:span text:style-name="Source_20_Text"><text:span text:style-name="T3">NAME</text:span></text:span></text:span></text:span></text:p>
      <text:p text:style-name="P31"><text:span text:style-name="T3">Set the default target to boot into. This sets (symlinks) the </text:span><text:span text:style-name="Source_20_Text"><text:span text:style-name="T3">default.target</text:span></text:span><text:span text:style-name="T3"> alias to the given target unit.</text:span></text:p>
      <text:h text:style-name="P17" text:outline-level="3"><text:bookmark text:name="id-1.7.5"/><text:bookmark text:name="Machine Commands"/>Machine Commands</text:h>
      <text:p text:style-name="P32"><text:bookmark text:name="list-machines PATTERN…"/><text:span text:style-name="Strong_20_Emphasis"><text:span text:style-name="T3">list-machine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the host and all running local containers with their state. If one or more </text:span><text:span text:style-name="Emphasis"><text:span text:style-name="Source_20_Text"><text:span text:style-name="T3">PATTERN</text:span></text:span></text:span><text:span text:style-name="T3">s are specified, only containers matching one of them are shown.</text:span></text:p>
      <text:h text:style-name="P17" text:outline-level="3"><text:bookmark text:name="id-1.7.6"/><text:bookmark text:name="Job Commands"/>Job Commands</text:h>
      <text:p text:style-name="P32"><text:bookmark text:name="list-jobs PATTERN…"/><text:span text:style-name="Strong_20_Emphasis"><text:span text:style-name="T3">list-jobs [</text:span></text:span><text:span text:style-name="Strong_20_Emphasis"><text:span text:style-name="Emphasis"><text:span text:style-name="Source_20_Text"><text:span text:style-name="T3">PATTERN…</text:span></text:span></text:span></text:span><text:span text:style-name="Strong_20_Emphasis"><text:span text:style-name="T3">]</text:span></text:span></text:p>
      <text:p text:style-name="P31"><text:span text:style-name="T3">List jobs that are in progress. If one or more </text:span><text:span text:style-name="Emphasis"><text:span text:style-name="Source_20_Text"><text:span text:style-name="T3">PATTERN</text:span></text:span></text:span><text:span text:style-name="T3">s are specified, only jobs for units matching one of them are shown.</text:span></text:p>
      <text:p text:style-name="P31"><text:span text:style-name="T3">When combined with </text:span><text:span text:style-name="Source_20_Text"><text:span text:style-name="T3">--after</text:span></text:span><text:span text:style-name="T3"> or </text:span><text:span text:style-name="Source_20_Text"><text:span text:style-name="T3">--before</text:span></text:span><text:span text:style-name="T3"> the list is augmented with information on which other job each job is waiting for, and which other jobs are waiting for it, see above.</text:span></text:p>
      <text:p text:style-name="P32"><text:bookmark text:name="cancel JOB…"/><text:span text:style-name="Strong_20_Emphasis"><text:span text:style-name="T3">cancel </text:span></text:span><text:span text:style-name="Strong_20_Emphasis"><text:span text:style-name="Emphasis"><text:span text:style-name="Source_20_Text"><text:span text:style-name="T3">JOB</text:span></text:span></text:span></text:span><text:span text:style-name="Strong_20_Emphasis"><text:span text:style-name="T3">…</text:span></text:span></text:p>
      <text:p text:style-name="P30"><text:soft-page-break/>Cancel one or more jobs specified on the command line by their numeric job IDs. If no job ID is specified, cancel all pending jobs.</text:p>
      <text:h text:style-name="P17" text:outline-level="3"><text:bookmark text:name="id-1.7.7"/><text:bookmark text:name="Environment Commands"/>Environment Commands</text:h>
      <text:p text:style-name="P32"><text:bookmark text:name="show-environment"/><text:span text:style-name="Strong_20_Emphasis"><text:span text:style-name="T3">show-environment</text:span></text:span></text:p>
      <text:p text:style-name="P31"><text:span text:style-name="T3">Dump the systemd manager environment block. This is the environment block that is passed to all processes the manager spawns. The environment block will be dumped in straight-forward form suitable for sourcing into most shells. If no special characters or whitespace is present in the variable values, no escaping is performed, and the assignments have the form "</text:span><text:span text:style-name="Source_20_Text"><text:span text:style-name="T3">VARIABLE=value</text:span></text:span><text:span text:style-name="T3">". If whitespace or characters which have special meaning to the shell are present, dollar-single-quote escaping is used, and assignments have the form "</text:span><text:span text:style-name="Source_20_Text"><text:span text:style-name="T3">VARIABLE=$'value'</text:span></text:span><text:span text:style-name="T3">". This syntax is known to be supported by </text:span><text:a xlink:type="simple" xlink:href="http://linux.die.net/man/1/bash" text:style-name="Internet_20_link" text:visited-style-name="Visited_20_Internet_20_Link">bash(1)</text:a><text:span text:style-name="T3">, </text:span><text:a xlink:type="simple" xlink:href="http://linux.die.net/man/1/zsh" text:style-name="Internet_20_link" text:visited-style-name="Visited_20_Internet_20_Link">zsh(1)</text:a><text:span text:style-name="T3">, </text:span><text:a xlink:type="simple" xlink:href="http://linux.die.net/man/1/ksh" text:style-name="Internet_20_link" text:visited-style-name="Visited_20_Internet_20_Link">ksh(1)</text:a><text:span text:style-name="T3">, and </text:span><text:a xlink:type="simple" xlink:href="http://linux.die.net/man/1/busybox" text:style-name="Internet_20_link" text:visited-style-name="Visited_20_Internet_20_Link">busybox(1)</text:a><text:span text:style-name="T3">'s </text:span><text:a xlink:type="simple" xlink:href="http://linux.die.net/man/1/ash" text:style-name="Internet_20_link" text:visited-style-name="Visited_20_Internet_20_Link">ash(1)</text:a><text:span text:style-name="T3">, but not </text:span><text:a xlink:type="simple" xlink:href="http://linux.die.net/man/1/dash" text:style-name="Internet_20_link" text:visited-style-name="Visited_20_Internet_20_Link">dash(1)</text:a><text:span text:style-name="T3"> or </text:span><text:a xlink:type="simple" xlink:href="http://linux.die.net/man/1/fish" text:style-name="Internet_20_link" text:visited-style-name="Visited_20_Internet_20_Link">fish(1)</text:a><text:span text:style-name="T3">.</text:span></text:p>
      <text:p text:style-name="P32"><text:bookmark text:name="set-environment VARIABLE=VALUE…"/><text:span text:style-name="Strong_20_Emphasis"><text:span text:style-name="T3">set-environment </text:span></text:span><text:span text:style-name="Strong_20_Emphasis"><text:span text:style-name="Emphasis"><text:span text:style-name="Source_20_Text"><text:span text:style-name="T3">VARIABLE=VALUE</text:span></text:span></text:span></text:span><text:span text:style-name="Strong_20_Emphasis"><text:span text:style-name="T3">…</text:span></text:span></text:p>
      <text:p text:style-name="P30">Set one or more systemd manager environment variables, as specified on the command line.</text:p>
      <text:p text:style-name="P32"><text:bookmark text:name="unset-environment VARIABLE…"/><text:span text:style-name="Strong_20_Emphasis"><text:span text:style-name="T3">unset-environment </text:span></text:span><text:span text:style-name="Strong_20_Emphasis"><text:span text:style-name="Emphasis"><text:span text:style-name="Source_20_Text"><text:span text:style-name="T3">VARIABLE</text:span></text:span></text:span></text:span><text:span text:style-name="Strong_20_Emphasis"><text:span text:style-name="T3">…</text:span></text:span></text:p>
      <text:p text:style-name="P30">Unset one or more systemd manager environment variables. If only a variable name is specified, it will be removed regardless of its value. If a variable and a value are specified, the variable is only removed if it has the specified value.</text:p>
      <text:p text:style-name="P32"><text:bookmark text:name="            import-environment            VARIABLE…          "/><text:span text:style-name="Strong_20_Emphasis"><text:span text:style-name="T3">import-environment</text:span></text:span><text:span text:style-name="T3"> [</text:span><text:span text:style-name="Emphasis"><text:span text:style-name="Source_20_Text"><text:span text:style-name="T3">VARIABLE…</text:span></text:span></text:span><text:span text:style-name="T3">] </text:span></text:p>
      <text:p text:style-name="P30">Import all, one or more environment variables set on the client into the systemd manager environment block. If no arguments are passed, the entire environment block is imported. Otherwise, a list of one or more environment variable names should be passed, whose client-side values are then imported into the manager's environment block.</text:p>
      <text:h text:style-name="P17" text:outline-level="3"><text:bookmark text:name="id-1.7.8"/><text:bookmark text:name="Manager Lifecycle Commands"/>Manager Lifecycle Commands</text:h>
      <text:p text:style-name="P32"><text:bookmark text:name="daemon-reload"/><text:span text:style-name="Strong_20_Emphasis"><text:span text:style-name="T3">daemon-reload</text:span></text:span></text:p>
      <text:p text:style-name="P31"><text:span text:style-name="T3">Reload the systemd manager configuration. This will rerun all generators (see </text:span><text:a xlink:type="simple" xlink:href="https://www.freedesktop.org/software/systemd/man/systemd.generator.html#" text:style-name="Internet_20_link" text:visited-style-name="Visited_20_Internet_20_Link">systemd.generator(7)</text:a><text:span text:style-name="T3">), reload all unit files, and recreate the entire dependency tree. While the daemon is being reloaded, all sockets systemd listens on behalf of user configuration will stay accessible.</text:span></text:p>
      <text:p text:style-name="P31"><text:span text:style-name="T3">This command should not be confused with the </text:span><text:span text:style-name="Strong_20_Emphasis"><text:span text:style-name="T3">reload</text:span></text:span><text:span text:style-name="T3"> command.</text:span></text:p>
      <text:p text:style-name="P32"><text:bookmark text:name="daemon-reexec"/><text:soft-page-break/><text:span text:style-name="Strong_20_Emphasis"><text:span text:style-name="T3">daemon-reexec</text:span></text:span></text:p>
      <text:p text:style-name="P31"><text:span text:style-name="T3">Reexecute the systemd manager. This will serialize the manager state, reexecute the process and deserialize the state again. This command is of little use except for debugging and package upgrades. Sometimes, it might be helpful as a heavy-weight </text:span><text:span text:style-name="Strong_20_Emphasis"><text:span text:style-name="T3">daemon-reload</text:span></text:span><text:span text:style-name="T3">. While the daemon is being reexecuted, all sockets systemd listening on behalf of user configuration will stay accessible.</text:span></text:p>
      <text:h text:style-name="P17" text:outline-level="3"><text:bookmark text:name="id-1.7.9"/><text:bookmark text:name="System Commands"/>System Commands</text:h>
      <text:p text:style-name="P32"><text:bookmark text:name="is-system-running"/><text:span text:style-name="Strong_20_Emphasis"><text:span text:style-name="T3">is-system-running</text:span></text:span></text:p>
      <text:p text:style-name="P31"><text:span text:style-name="T3">Checks whether the system is operational. This returns success (exit code 0) when the system is fully up and running, specifically not in startup, shutdown or maintenance mode, and with no failed services. Failure is returned otherwise (exit code non-zero). In addition, the current state is printed in a short string to standard output, see the table below. Use </text:span><text:span text:style-name="Source_20_Text"><text:span text:style-name="T3">--quiet</text:span></text:span><text:span text:style-name="T3"> to suppress this output.</text:span></text:p>
      <text:p text:style-name="P16"><text:bookmark text:name="id-1.7.9.2.1.2.2"/>Table 2. is-system-running output</text:p>
      <table:table table:name="Table2" table:style-name="Table2">
        <table:table-column table:style-name="Table2.A"/>
        <table:table-column table:style-name="Table2.B"/>
        <table:table-column table:style-name="Table2.C"/>
        <table:table-header-rows>
          <table:table-row>
            <table:table-cell table:style-name="Table2.A1" office:value-type="string">
              <text:p text:style-name="Table_20_Heading">Name</text:p>
            </table:table-cell>
            <table:table-cell table:style-name="Table2.A1" office:value-type="string">
              <text:p text:style-name="Table_20_Heading">Description</text:p>
            </table:table-cell>
            <table:table-cell table:style-name="Table2.C1" office:value-type="string">
              <text:p text:style-name="Table_20_Heading">Exit Code</text:p>
            </table:table-cell>
          </table:table-row>
        </table:table-header-rows>
        <table:table-row>
          <table:table-cell table:style-name="Table2.A2" office:value-type="string">
            <text:p text:style-name="Table_20_Contents"><text:span text:style-name="Source_20_Text">initializing</text:span></text:p>
          </table:table-cell>
          <table:table-cell table:style-name="Table2.A2" office:value-type="string">
            <text:p text:style-name="P28">Early bootup, before <text:span text:style-name="Source_20_Text">basic.target</text:span> is reached or the <text:span text:style-name="Source_20_Text">maintenance</text:span> state entered.</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starting</text:span></text:p>
          </table:table-cell>
          <table:table-cell table:style-name="Table2.A2" office:value-type="string">
            <text:p text:style-name="P28">Late bootup, before the job queue becomes idle for the first time, or one of the rescue targets are reached.</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running</text:span></text:p>
          </table:table-cell>
          <table:table-cell table:style-name="Table2.A2" office:value-type="string">
            <text:p text:style-name="P28">The system is fully operational.</text:p>
          </table:table-cell>
          <table:table-cell table:style-name="Table2.C2" office:value-type="string">
            <text:p text:style-name="Table_20_Contents">0</text:p>
          </table:table-cell>
        </table:table-row>
        <table:table-row>
          <table:table-cell table:style-name="Table2.A2" office:value-type="string">
            <text:p text:style-name="Table_20_Contents"><text:span text:style-name="Source_20_Text">degraded</text:span></text:p>
          </table:table-cell>
          <table:table-cell table:style-name="Table2.A2" office:value-type="string">
            <text:p text:style-name="P28">The system is operational but one or more units failed.</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maintenance</text:span></text:p>
          </table:table-cell>
          <table:table-cell table:style-name="Table2.A2" office:value-type="string">
            <text:p text:style-name="P28">The rescue or emergency target is active.</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stopping</text:span></text:p>
          </table:table-cell>
          <table:table-cell table:style-name="Table2.A2" office:value-type="string">
            <text:p text:style-name="P28">The manager is shutting down.</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offline</text:span></text:p>
          </table:table-cell>
          <table:table-cell table:style-name="Table2.A2" office:value-type="string">
            <text:p text:style-name="P28">The manager is not running. Specifically, this is the operational state if an incompatible program is running as system manager (PID 1).</text:p>
          </table:table-cell>
          <table:table-cell table:style-name="Table2.C2" office:value-type="string">
            <text:p text:style-name="Table_20_Contents">&gt; 0</text:p>
          </table:table-cell>
        </table:table-row>
        <table:table-row>
          <table:table-cell table:style-name="Table2.A2" office:value-type="string">
            <text:p text:style-name="Table_20_Contents"><text:span text:style-name="Source_20_Text">unknown</text:span></text:p>
          </table:table-cell>
          <table:table-cell table:style-name="Table2.A2" office:value-type="string">
            <text:p text:style-name="P28">The operational state could not be determined, due to lack of resources or another error cause.</text:p>
          </table:table-cell>
          <table:table-cell table:style-name="Table2.C2" office:value-type="string">
            <text:p text:style-name="Table_20_Contents">&gt; 0</text:p>
          </table:table-cell>
        </table:table-row>
      </table:table>
      <text:p text:style-name="P29"/>
      <text:p text:style-name="P32"><text:bookmark text:name="default"/><text:span text:style-name="Strong_20_Emphasis"><text:span text:style-name="T3">default</text:span></text:span></text:p>
      <text:p text:style-name="P31"><text:soft-page-break/><text:span text:style-name="T3">Enter default mode. This is equivalent to </text:span><text:span text:style-name="Strong_20_Emphasis"><text:span text:style-name="T3">systemctl isolate default.target</text:span></text:span><text:span text:style-name="T3">. This operation is blocking by default, use </text:span><text:span text:style-name="Source_20_Text"><text:span text:style-name="T3">--no-block</text:span></text:span><text:span text:style-name="T3"> to request asynchronous behavior.</text:span></text:p>
      <text:p text:style-name="P32"><text:bookmark text:name="rescue"/><text:span text:style-name="Strong_20_Emphasis"><text:span text:style-name="T3">rescue</text:span></text:span></text:p>
      <text:p text:style-name="P31"><text:span text:style-name="T3">Enter rescue mode. This is equivalent to </text:span><text:span text:style-name="Strong_20_Emphasis"><text:span text:style-name="T3">systemctl isolate rescue.target</text:span></text:span><text:span text:style-name="T3">. This operation is blocking by default, use </text:span><text:span text:style-name="Source_20_Text"><text:span text:style-name="T3">--no-block</text:span></text:span><text:span text:style-name="T3"> to request asynchronous behavior.</text:span></text:p>
      <text:p text:style-name="P32"><text:bookmark text:name="emergency"/><text:span text:style-name="Strong_20_Emphasis"><text:span text:style-name="T3">emergency</text:span></text:span></text:p>
      <text:p text:style-name="P31"><text:span text:style-name="T3">Enter emergency mode. This is equivalent to </text:span><text:span text:style-name="Strong_20_Emphasis"><text:span text:style-name="T3">systemctl isolate emergency.target</text:span></text:span><text:span text:style-name="T3">. This operation is blocking by default, use </text:span><text:span text:style-name="Source_20_Text"><text:span text:style-name="T3">--no-block</text:span></text:span><text:span text:style-name="T3"> to request asynchronous behavior.</text:span></text:p>
      <text:p text:style-name="P32"><text:bookmark text:name="halt"/><text:span text:style-name="Strong_20_Emphasis"><text:span text:style-name="T3">halt</text:span></text:span></text:p>
      <text:p text:style-name="P31"><text:span text:style-name="T3">Shut down and halt the system. This is mostly equivalent to </text:span><text:span text:style-name="Strong_20_Emphasis"><text:span text:style-name="T3">systemctl start halt.target --job-mode=replace-irreversibly --no-block</text:span></text:span><text:span text:style-name="T3">, but also prints a wall message to all users. This command is asynchronous; it will return after the halt operation is enqueued, without waiting for it to complete. Note that this operation will simply halt the OS kernel after shutting down, leaving the hardware powered on. Use </text:span><text:span text:style-name="Strong_20_Emphasis"><text:span text:style-name="T3">systemctl poweroff</text:span></text:span><text:span text:style-name="T3"> for powering off the system (see below).</text:span></text:p>
      <text:p text:style-name="P31"><text:span text:style-name="T3">If combined with </text:span><text:span text:style-name="Source_20_Text"><text:span text:style-name="T3">--force</text:span></text:span><text:span text:style-name="T3">, shutdown of all running services is skipped, however all processes are killed and all file systems are unmounted or mounted read-only, immediately followed by the system halt. If </text:span><text:span text:style-name="Source_20_Text"><text:span text:style-name="T3">--force</text:span></text:span><text:span text:style-name="T3"> is specified twice, the operation is immediately executed without terminating any processes or unmounting any file systems. This may result in data loss. Note that when </text:span><text:span text:style-name="Source_20_Text"><text:span text:style-name="T3">--force</text:span></text:span><text:span text:style-name="T3"> is specified twice the halt operation is executed by </text:span><text:span text:style-name="Strong_20_Emphasis"><text:span text:style-name="T3">systemctl</text:span></text:span><text:span text:style-name="T3"> itself, and the system manager is not contacted. This means the command should succeed even when the system manager has crashed.</text:span></text:p>
      <text:p text:style-name="P32"><text:bookmark text:name="poweroff"/><text:span text:style-name="Strong_20_Emphasis"><text:span text:style-name="T3">poweroff</text:span></text:span></text:p>
      <text:p text:style-name="P31"><text:span text:style-name="T3">Shut down and power-off the system. This is mostly equivalent to </text:span><text:span text:style-name="Strong_20_Emphasis"><text:span text:style-name="T3">systemctl start poweroff.target --job-mode=replace-irreversibly --no-block</text:span></text:span><text:span text:style-name="T3">, but also prints a wall message to all users. This command is asynchronous; it will return after the power-off operation is enqueued, without waiting for it to complete.</text:span></text:p>
      <text:p text:style-name="P31"><text:span text:style-name="T3">If combined with </text:span><text:span text:style-name="Source_20_Text"><text:span text:style-name="T3">--force</text:span></text:span><text:span text:style-name="T3">, shutdown of all running services is skipped, however all processes are killed and all file systems are unmounted or mounted read-only, immediately followed by the powering off. If </text:span><text:span text:style-name="Source_20_Text"><text:span text:style-name="T3">--force</text:span></text:span><text:span text:style-name="T3"> is specified twice, the operation is immediately executed without terminating any processes or </text:span><text:soft-page-break/><text:span text:style-name="T3">unmounting any file systems. This may result in data loss. Note that when </text:span><text:span text:style-name="Source_20_Text"><text:span text:style-name="T3">--force</text:span></text:span><text:span text:style-name="T3"> is specified twice the power-off operation is executed by </text:span><text:span text:style-name="Strong_20_Emphasis"><text:span text:style-name="T3">systemctl</text:span></text:span><text:span text:style-name="T3"> itself, and the system manager is not contacted. This means the command should succeed even when the system manager has crashed.</text:span></text:p>
      <text:p text:style-name="P32"><text:bookmark text:name="reboot arg"/><text:span text:style-name="Strong_20_Emphasis"><text:span text:style-name="T3">reboot [</text:span></text:span><text:span text:style-name="Strong_20_Emphasis"><text:span text:style-name="Emphasis"><text:span text:style-name="Source_20_Text"><text:span text:style-name="T3">arg</text:span></text:span></text:span></text:span><text:span text:style-name="Strong_20_Emphasis"><text:span text:style-name="T3">]</text:span></text:span></text:p>
      <text:p text:style-name="P31"><text:span text:style-name="T3">Shut down and reboot the system. This is mostly equivalent to </text:span><text:span text:style-name="Strong_20_Emphasis"><text:span text:style-name="T3">systemctl start reboot.target --job-mode=replace-irreversibly --no-block</text:span></text:span><text:span text:style-name="T3">, but also prints a wall message to all users. This command is asynchronous; it will return after the reboot operation is enqueued, without waiting for it to complete.</text:span></text:p>
      <text:p text:style-name="P31"><text:span text:style-name="T3">If combined with </text:span><text:span text:style-name="Source_20_Text"><text:span text:style-name="T3">--force</text:span></text:span><text:span text:style-name="T3">, shutdown of all running services is skipped, however all processes are killed and all file systems are unmounted or mounted read-only, immediately followed by the reboot. If </text:span><text:span text:style-name="Source_20_Text"><text:span text:style-name="T3">--force</text:span></text:span><text:span text:style-name="T3"> is specified twice, the operation is immediately executed without terminating any processes or unmounting any file systems. This may result in data loss. Note that when </text:span><text:span text:style-name="Source_20_Text"><text:span text:style-name="T3">--force</text:span></text:span><text:span text:style-name="T3"> is specified twice the reboot operation is executed by </text:span><text:span text:style-name="Strong_20_Emphasis"><text:span text:style-name="T3">systemctl</text:span></text:span><text:span text:style-name="T3"> itself, and the system manager is not contacted. This means the command should succeed even when the system manager has crashed.</text:span></text:p>
      <text:p text:style-name="P31"><text:span text:style-name="T3">If the optional argument </text:span><text:span text:style-name="Emphasis"><text:span text:style-name="Source_20_Text"><text:span text:style-name="T3">arg</text:span></text:span></text:span><text:span text:style-name="T3"> is given, it will be passed as the optional argument to the </text:span><text:a xlink:type="simple" xlink:href="http://man7.org/linux/man-pages/man2/reboot.2.html" text:style-name="Internet_20_link" text:visited-style-name="Visited_20_Internet_20_Link">reboot(2)</text:a><text:span text:style-name="T3"> system call. The value is architecture and firmware specific. As an example, "</text:span><text:span text:style-name="Source_20_Text"><text:span text:style-name="T3">recovery</text:span></text:span><text:span text:style-name="T3">" might be used to trigger system recovery, and "</text:span><text:span text:style-name="Source_20_Text"><text:span text:style-name="T3">fota</text:span></text:span><text:span text:style-name="T3">" might be used to trigger a “firmware over the air” update.</text:span></text:p>
      <text:p text:style-name="P32"><text:bookmark text:name="kexec"/><text:span text:style-name="Strong_20_Emphasis"><text:span text:style-name="T3">kexec</text:span></text:span></text:p>
      <text:p text:style-name="P31"><text:span text:style-name="T3">Shut down and reboot the system via </text:span><text:span text:style-name="Strong_20_Emphasis"><text:span text:style-name="T3">kexec</text:span></text:span><text:span text:style-name="T3">. This is equivalent to </text:span><text:span text:style-name="Strong_20_Emphasis"><text:span text:style-name="T3">systemctl start kexec.target --job-mode=replace-irreversibly --no-block</text:span></text:span><text:span text:style-name="T3">. This command is asynchronous; it will return after the reboot operation is enqueued, without waiting for it to complete.</text:span></text:p>
      <text:p text:style-name="P31"><text:span text:style-name="T3">If combined with </text:span><text:span text:style-name="Source_20_Text"><text:span text:style-name="T3">--force</text:span></text:span><text:span text:style-name="T3">, shutdown of all running services is skipped, however all processes are killed and all file systems are unmounted or mounted read-only, immediately followed by the reboot.</text:span></text:p>
      <text:p text:style-name="P32"><text:bookmark text:name="exit EXIT_CODE"/><text:span text:style-name="Strong_20_Emphasis"><text:span text:style-name="T3">exit [</text:span></text:span><text:span text:style-name="Strong_20_Emphasis"><text:span text:style-name="Emphasis"><text:span text:style-name="Source_20_Text"><text:span text:style-name="T3">EXIT_CODE</text:span></text:span></text:span></text:span><text:span text:style-name="Strong_20_Emphasis"><text:span text:style-name="T3">]</text:span></text:span></text:p>
      <text:p text:style-name="P31"><text:span text:style-name="T3">Ask the service manager to quit. This is only supported for user service managers (i.e. in conjunction with the </text:span><text:span text:style-name="Source_20_Text"><text:span text:style-name="T3">--user</text:span></text:span><text:span text:style-name="T3"> option) or in containers and is equivalent to </text:span><text:span text:style-name="Strong_20_Emphasis"><text:span text:style-name="T3">poweroff</text:span></text:span><text:span text:style-name="T3"> otherwise. This command is asynchronous; it will return after the exit operation is enqueued, without waiting for it to complete.</text:span></text:p>
      <text:p text:style-name="P31"><text:span text:style-name="T3">The service manager will exit with the the specified exit code, if </text:span><text:span text:style-name="Emphasis"><text:span text:style-name="Source_20_Text"><text:span text:style-name="T3">EXIT_CODE</text:span></text:span></text:span><text:span text:style-name="T3"> is passed.</text:span></text:p>
      <text:p text:style-name="P32"><text:bookmark text:name="switch-root ROOT INIT"/><text:soft-page-break/><text:span text:style-name="Strong_20_Emphasis"><text:span text:style-name="T3">switch-root </text:span></text:span><text:span text:style-name="Strong_20_Emphasis"><text:span text:style-name="Emphasis"><text:span text:style-name="Source_20_Text"><text:span text:style-name="T3">ROOT</text:span></text:span></text:span></text:span><text:span text:style-name="Strong_20_Emphasis"><text:span text:style-name="T3"> [</text:span></text:span><text:span text:style-name="Strong_20_Emphasis"><text:span text:style-name="Emphasis"><text:span text:style-name="Source_20_Text"><text:span text:style-name="T3">INIT</text:span></text:span></text:span></text:span><text:span text:style-name="Strong_20_Emphasis"><text:span text:style-name="T3">]</text:span></text:span></text:p>
      <text:p text:style-name="P30">Switches to a different root directory and executes a new system manager process below it. This is intended for usage in initial RAM disks ("initrd"), and will transition from the initrd's system manager process (a.k.a. "init" process) to the main system manager process which is loaded from the actual host volume. This call takes two arguments: the directory that is to become the new root directory, and the path to the new system manager binary below it to execute as PID 1. If the latter is omitted or the empty string, a systemd binary will automatically be searched for and used as init. If the system manager path is omitted, equal to the empty string or identical to the path to the systemd binary, the state of the initrd's system manager process is passed to the main system manager, which allows later introspection of the state of the services involved in the initrd boot phase.</text:p>
      <text:p text:style-name="P32"><text:bookmark text:name="suspend"/><text:span text:style-name="Strong_20_Emphasis"><text:span text:style-name="T3">suspend</text:span></text:span></text:p>
      <text:p text:style-name="P31"><text:span text:style-name="T3">Suspend the system. This will trigger activation of the special target unit </text:span><text:span text:style-name="Source_20_Text"><text:span text:style-name="T3">suspend.target</text:span></text:span><text:span text:style-name="T3">. This command is asynchronous, and will return after the suspend operation is successfully enqueued. It will not wait for the suspend/resume cycle to complete.</text:span></text:p>
      <text:p text:style-name="P32"><text:bookmark text:name="hibernate"/><text:span text:style-name="Strong_20_Emphasis"><text:span text:style-name="T3">hibernate</text:span></text:span></text:p>
      <text:p text:style-name="P31"><text:span text:style-name="T3">Hibernate the system. This will trigger activation of the special target unit </text:span><text:span text:style-name="Source_20_Text"><text:span text:style-name="T3">hibernate.target</text:span></text:span><text:span text:style-name="T3">. This command is asynchronous, and will return after the hibernation operation is successfully enqueued. It will not wait for the hibernate/thaw cycle to complete.</text:span></text:p>
      <text:p text:style-name="P32"><text:bookmark text:name="hybrid-sleep"/><text:span text:style-name="Strong_20_Emphasis"><text:span text:style-name="T3">hybrid-sleep</text:span></text:span></text:p>
      <text:p text:style-name="P31"><text:span text:style-name="T3">Hibernate and suspend the system. This will trigger activation of the special target unit </text:span><text:span text:style-name="Source_20_Text"><text:span text:style-name="T3">hybrid-sleep.target</text:span></text:span><text:span text:style-name="T3">. This command is asynchronous, and will return after the hybrid sleep operation is successfully enqueued. It will not wait for the sleep/wake-up cycle to complete.</text:span></text:p>
      <text:h text:style-name="P17" text:outline-level="3"><text:bookmark text:name="id-1.7.10"/><text:bookmark text:name="Parameter Syntax"/>Parameter Syntax</text:h>
      <text:p text:style-name="P11"><text:span text:style-name="T3">Unit commands listed above take either a single unit name (designated as </text:span><text:span text:style-name="Emphasis"><text:span text:style-name="Source_20_Text"><text:span text:style-name="T3">NAME</text:span></text:span></text:span><text:span text:style-name="T3">), or multiple unit specifications (designated as </text:span><text:span text:style-name="Emphasis"><text:span text:style-name="Source_20_Text"><text:span text:style-name="T3">PATTERN</text:span></text:span></text:span><text:span text:style-name="T3">…). In the first case, the unit name with or without a suffix must be given. If the suffix is not specified (unit name is "abbreviated"), systemctl will append a suitable suffix, "</text:span><text:span text:style-name="Source_20_Text"><text:span text:style-name="T3">.service</text:span></text:span><text:span text:style-name="T3">" by default, and a type-specific suffix in case of commands which operate only on specific unit types. For example,</text:span></text:p>
      <text:p text:style-name="P24"><text:soft-page-break/># systemctl start sshd</text:p>
      <text:p text:style-name="P10">and</text:p>
      <text:p text:style-name="P24"># systemctl start sshd.service</text:p>
      <text:p text:style-name="P10">are equivalent, as are</text:p>
      <text:p text:style-name="P24"># systemctl isolate default</text:p>
      <text:p text:style-name="P10">and</text:p>
      <text:p text:style-name="P24"># systemctl isolate default.target</text:p>
      <text:p text:style-name="P10">Note that (absolute) paths to device nodes are automatically converted to device unit names, and other (absolute) paths to mount unit names.</text:p>
      <text:p text:style-name="P18"># systemctl status /dev/sda</text:p>
      <text:p text:style-name="P24"># systemctl status /home</text:p>
      <text:p text:style-name="P10">are equivalent to:</text:p>
      <text:p text:style-name="P18"># systemctl status dev-sda.device</text:p>
      <text:p text:style-name="P24"># systemctl status home.mount</text:p>
      <text:p text:style-name="P10">In the second case, shell-style globs will be matched against the primary names of all units currently in memory; literal unit names, with or without a suffix, will be treated as in the first case. This means that literal unit names always refer to exactly one unit, but globs may match zero units and this is not considered an error.</text:p>
      <text:p text:style-name="P11"><text:span text:style-name="T3">Glob patterns use </text:span><text:a xlink:type="simple" xlink:href="http://man7.org/linux/man-pages/man3/fnmatch.3.html" text:style-name="Internet_20_link" text:visited-style-name="Visited_20_Internet_20_Link">fnmatch(3)</text:a><text:span text:style-name="T3">, so normal shell-style globbing rules are used, and "</text:span><text:span text:style-name="Source_20_Text"><text:span text:style-name="T3">*</text:span></text:span><text:span text:style-name="T3">", "</text:span><text:span text:style-name="Source_20_Text"><text:span text:style-name="T3">?</text:span></text:span><text:span text:style-name="T3">", "</text:span><text:span text:style-name="Source_20_Text"><text:span text:style-name="T3">[]</text:span></text:span><text:span text:style-name="T3">" may be used. See </text:span><text:a xlink:type="simple" xlink:href="http://man7.org/linux/man-pages/man7/glob.7.html" text:style-name="Internet_20_link" text:visited-style-name="Visited_20_Internet_20_Link">glob(7)</text:a><text:span text:style-name="T3"> for more details. The patterns are matched against the primary names of units currently in memory, and patterns which do not match anything are silently skipped. For example:</text:span></text:p>
      <text:p text:style-name="P24"># systemctl stop sshd@*.service</text:p>
      <text:p text:style-name="P11"><text:span text:style-name="T3">will stop all </text:span><text:span text:style-name="Source_20_Text"><text:span text:style-name="T3">sshd@.service</text:span></text:span><text:span text:style-name="T3"> instances. Note that alias names of units, and units that aren't in memory are not considered for glob expansion.</text:span></text:p>
      <text:p text:style-name="P11"><text:span text:style-name="T3">For unit file commands, the specified </text:span><text:span text:style-name="Emphasis"><text:span text:style-name="Source_20_Text"><text:span text:style-name="T3">NAME</text:span></text:span></text:span><text:span text:style-name="T3"> should be the name of the unit file (possibly abbreviated, see above), or the absolute path to the unit file:</text:span></text:p>
      <text:p text:style-name="P24"># systemctl enable foo.service</text:p>
      <text:p text:style-name="P10">or</text:p>
      <text:p text:style-name="P24"># systemctl link /path/to/foo.service</text:p>
      <text:h text:style-name="P25" text:outline-level="2"><text:bookmark text:name="id-1.8"/><text:bookmark text:name="Exit status"/><text:soft-page-break/>Exit status</text:h>
      <text:p text:style-name="P10">On success, 0 is returned, a non-zero failure code otherwise.</text:p>
      <text:h text:style-name="P25" text:outline-level="2"><text:bookmark text:name="id-1.9"/><text:bookmark text:name="Environment"/>Environment</text:h>
      <text:p text:style-name="P32"><text:bookmark text:name="$SYSTEMD_EDITOR"/><text:span text:style-name="Source_20_Text"><text:span text:style-name="T3">$SYSTEMD_EDITOR</text:span></text:span></text:p>
      <text:p text:style-name="P31"><text:span text:style-name="T3">Editor to use when editing units; overrides </text:span><text:span text:style-name="Source_20_Text"><text:span text:style-name="T3">$EDITOR</text:span></text:span><text:span text:style-name="T3"> and </text:span><text:span text:style-name="Source_20_Text"><text:span text:style-name="T3">$VISUAL</text:span></text:span><text:span text:style-name="T3">. If neither </text:span><text:span text:style-name="Source_20_Text"><text:span text:style-name="T3">$SYSTEMD_EDITOR</text:span></text:span><text:span text:style-name="T3"> nor </text:span><text:span text:style-name="Source_20_Text"><text:span text:style-name="T3">$EDITOR</text:span></text:span><text:span text:style-name="T3"> nor </text:span><text:span text:style-name="Source_20_Text"><text:span text:style-name="T3">$VISUAL</text:span></text:span><text:span text:style-name="T3"> are present or if it is set to an empty string or if their execution failed, systemctl will try to execute well known editors in this order: </text:span><text:a xlink:type="simple" xlink:href="http://linux.die.net/man/1/editor" text:style-name="Internet_20_link" text:visited-style-name="Visited_20_Internet_20_Link">editor(1)</text:a><text:span text:style-name="T3">, </text:span><text:a xlink:type="simple" xlink:href="http://linux.die.net/man/1/nano" text:style-name="Internet_20_link" text:visited-style-name="Visited_20_Internet_20_Link">nano(1)</text:a><text:span text:style-name="T3">, </text:span><text:a xlink:type="simple" xlink:href="http://linux.die.net/man/1/vim" text:style-name="Internet_20_link" text:visited-style-name="Visited_20_Internet_20_Link">vim(1)</text:a><text:span text:style-name="T3">, </text:span><text:a xlink:type="simple" xlink:href="http://linux.die.net/man/1/vi" text:style-name="Internet_20_link" text:visited-style-name="Visited_20_Internet_20_Link">vi(1)</text:a><text:span text:style-name="T3">.</text:span></text:p>
      <text:p text:style-name="P32"><text:bookmark text:name="$SYSTEMD_PAGER"/><text:span text:style-name="Source_20_Text"><text:span text:style-name="T3">$SYSTEMD_PAGER</text:span></text:span></text:p>
      <text:p text:style-name="P11"><text:span text:style-name="T3">Pager to use when </text:span><text:span text:style-name="Source_20_Text"><text:span text:style-name="T3">--no-pager</text:span></text:span><text:span text:style-name="T3"> is not given; overrides </text:span><text:span text:style-name="Source_20_Text"><text:span text:style-name="T3">$PAGER</text:span></text:span><text:span text:style-name="T3">. If neither </text:span><text:span text:style-name="Source_20_Text"><text:span text:style-name="T3">$SYSTEMD_PAGER</text:span></text:span><text:span text:style-name="T3"> nor </text:span><text:span text:style-name="Source_20_Text"><text:span text:style-name="T3">$PAGER</text:span></text:span><text:span text:style-name="T3"> are set, a set of well-known pager implementations are tried in turn, including </text:span><text:a xlink:type="simple" xlink:href="http://man7.org/linux/man-pages/man1/less.1.html" text:style-name="Internet_20_link" text:visited-style-name="Visited_20_Internet_20_Link">less(1)</text:a><text:span text:style-name="T3"> and </text:span><text:a xlink:type="simple" xlink:href="http://man7.org/linux/man-pages/man1/more.1.html" text:style-name="Internet_20_link" text:visited-style-name="Visited_20_Internet_20_Link">more(1)</text:a><text:span text:style-name="T3">, until one is found. If no pager implementation is discovered no pager is invoked. Setting this environment variable to an empty string or the value "</text:span><text:span text:style-name="Source_20_Text"><text:span text:style-name="T3">cat</text:span></text:span><text:span text:style-name="T3">" is equivalent to passing </text:span><text:span text:style-name="Source_20_Text"><text:span text:style-name="T3">--no-pager</text:span></text:span><text:span text:style-name="T3">.</text:span></text:p>
      <text:p text:style-name="P32"><text:bookmark text:name="$SYSTEMD_LESS"/><text:span text:style-name="Source_20_Text"><text:span text:style-name="T3">$SYSTEMD_LESS</text:span></text:span></text:p>
      <text:p text:style-name="P11"><text:span text:style-name="T3">Override the options passed to </text:span><text:span text:style-name="Strong_20_Emphasis"><text:span text:style-name="T3">less</text:span></text:span><text:span text:style-name="T3"> (by default "</text:span><text:span text:style-name="Source_20_Text"><text:span text:style-name="T3">FRSXMK</text:span></text:span><text:span text:style-name="T3">").</text:span></text:p>
      <text:p text:style-name="P32"><text:bookmark text:name="$SYSTEMD_LESSCHARSET"/><text:span text:style-name="Source_20_Text"><text:span text:style-name="T3">$SYSTEMD_LESSCHARSET</text:span></text:span></text:p>
      <text:p text:style-name="P11"><text:span text:style-name="T3">Override the charset passed to </text:span><text:span text:style-name="Strong_20_Emphasis"><text:span text:style-name="T3">less</text:span></text:span><text:span text:style-name="T3"> (by default "</text:span><text:span text:style-name="Source_20_Text"><text:span text:style-name="T3">utf-8</text:span></text:span><text:span text:style-name="T3">", if the invoking terminal is determined to be UTF-8 compatible).</text:span></text:p>
      <text:h text:style-name="P25" text:outline-level="2"><text:bookmark text:name="id-1.10"/><text:bookmark text:name="See Also"/>See Also</text:h>
      <text:p text:style-name="P11"><text:a xlink:type="simple" xlink:href="https://www.freedesktop.org/software/systemd/man/systemd.html#" text:style-name="Internet_20_link" text:visited-style-name="Visited_20_Internet_20_Link">systemd(1)</text:a><text:span text:style-name="T3">, </text:span><text:a xlink:type="simple" xlink:href="https://www.freedesktop.org/software/systemd/man/journalctl.html#" text:style-name="Internet_20_link" text:visited-style-name="Visited_20_Internet_20_Link">journalctl(1)</text:a><text:span text:style-name="T3">, </text:span><text:a xlink:type="simple" xlink:href="https://www.freedesktop.org/software/systemd/man/loginctl.html#" text:style-name="Internet_20_link" text:visited-style-name="Visited_20_Internet_20_Link">loginctl(1)</text:a><text:span text:style-name="T3">, </text:span><text:a xlink:type="simple" xlink:href="https://www.freedesktop.org/software/systemd/man/machinectl.html#" text:style-name="Internet_20_link" text:visited-style-name="Visited_20_Internet_20_Link">machinectl(1)</text:a><text:span text:style-name="T3">, </text:span><text:a xlink:type="simple" xlink:href="https://www.freedesktop.org/software/systemd/man/systemd.unit.html#" text:style-name="Internet_20_link" text:visited-style-name="Visited_20_Internet_20_Link">systemd.unit(5)</text:a><text:span text:style-name="T3">, </text:span><text:a xlink:type="simple" xlink:href="https://www.freedesktop.org/software/systemd/man/systemd.resource-control.html#" text:style-name="Internet_20_link" text:visited-style-name="Visited_20_Internet_20_Link">systemd.resource-control(5)</text:a><text:span text:style-name="T3">, </text:span><text:a xlink:type="simple" xlink:href="https://www.freedesktop.org/software/systemd/man/systemd.special.html#" text:style-name="Internet_20_link" text:visited-style-name="Visited_20_Internet_20_Link">systemd.special(7)</text:a><text:span text:style-name="T3">, </text:span><text:a xlink:type="simple" xlink:href="http://man7.org/linux/man-pages/man1/wall.1.html" text:style-name="Internet_20_link" text:visited-style-name="Visited_20_Internet_20_Link">wall(1)</text:a><text:span text:style-name="T3">, </text:span><text:a xlink:type="simple" xlink:href="https://www.freedesktop.org/software/systemd/man/systemd.preset.html#" text:style-name="Internet_20_link" text:visited-style-name="Visited_20_Internet_20_Link">systemd.preset(5)</text:a><text:span text:style-name="T3">, </text:span><text:a xlink:type="simple" xlink:href="https://www.freedesktop.org/software/systemd/man/systemd.generator.html#" text:style-name="Internet_20_link" text:visited-style-name="Visited_20_Internet_20_Link">systemd.generator(7)</text:a><text:span text:style-name="T3">, </text:span><text:a xlink:type="simple" xlink:href="http://man7.org/linux/man-pages/man7/glob.7.html" text:style-name="Internet_20_link" text:visited-style-name="Visited_20_Internet_20_Link">glob(7)</text:a></text:p>
      <text:p text:style-name="P3"/>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ohit Devanagari1" svg:font-family="'Lohit Devanagari'"/>
    <style:font-face style:name="Times New Roman" svg:font-family="'Times New Roman'"/>
    <style:font-face style:name="Liberation Mono" svg:font-family="'Liberation Mono'" style:font-family-generic="modern" style:font-pitch="fixed"/>
    <style:font-face style:name="Nimbus Mono L" svg:font-family="'Nimbus Mono L'"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WenQuanYi Micro Hei" style:font-size-asian="10.5pt" style:language-asian="zh" style:country-asian="CN" style:font-name-complex="Lohit Devanagar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WenQuanYi Micro Hei" style:font-family-asian="'WenQuanYi Micro Hei'"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ing_20_1" style:display-name="Heading 1" style:family="paragraph" style:parent-style-name="Heading" style:next-style-name="Text_20_body" style:default-outline-level="1" style:list-style-name="" style:class="text">
      <style:paragraph-properties fo:margin-top="0.1665in" fo:margin-bottom="0.0835in" loext:contextual-spacing="false"/>
      <style:text-properties style:font-name="Liberation Serif" fo:font-family="'Liberation Serif'" style:font-family-generic="roman" style:font-pitch="variable" fo:font-size="24pt" fo:font-weight="bold" style:font-name-asian="WenQuanYi Micro Hei" style:font-family-asian="'WenQuanYi Micro Hei'" style:font-family-generic-asian="system" style:font-pitch-asian="variable" style:font-size-asian="24pt" style:font-weight-asian="bold" style:font-name-complex="Lohit Devanagari" style:font-family-complex="'Lohit Devanagari'" style:font-family-generic-complex="system" style:font-pitch-complex="variable" style:font-size-complex="24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loext:contextual-spacing="false"/>
      <style:text-properties style:font-name="Liberation Serif" fo:font-family="'Liberation Serif'" style:font-family-generic="roman" style:font-pitch="variable" fo:font-size="14pt" fo:font-weight="bold" style:font-name-asian="WenQuanYi Micro Hei" style:font-family-asian="'WenQuanYi Micro Hei'" style:font-family-generic-asian="system" style:font-pitch-asian="variable" style:font-size-asian="14pt" style:font-weight-asian="bold" style:font-name-complex="Lohit Devanagari" style:font-family-complex="'Lohit Devanagari'" style:font-family-generic-complex="system" style:font-pitch-complex="variable" style:font-size-complex="14pt" style:font-weight-complex="bold"/>
    </style:style>
    <style:style style:name="Heading_20_2" style:display-name="Heading 2" style:family="paragraph" style:parent-style-name="Heading" style:next-style-name="Text_20_body" style:default-outline-level="2" style:list-style-name="" style:class="text">
      <style:paragraph-properties fo:margin-top="0.139in" fo:margin-bottom="0.0835in" loext:contextual-spacing="false"/>
      <style:text-properties style:font-name="Liberation Serif" fo:font-family="'Liberation Serif'" style:font-family-generic="roman" style:font-pitch="variable" fo:font-size="18pt" fo:font-weight="bold" style:font-name-asian="WenQuanYi Micro Hei" style:font-family-asian="'WenQuanYi Micro Hei'" style:font-family-generic-asian="system" style:font-pitch-asian="variable" style:font-size-asian="18pt" style:font-weight-asian="bold" style:font-name-complex="Lohit Devanagari" style:font-family-complex="'Lohit Devanagari'" style:font-family-generic-complex="system" style:font-pitch-complex="variable" style:font-size-complex="18pt" style:font-weight-complex="bold"/>
    </style:style>
    <style:style style:name="Preformatted_20_Text" style:display-name="Preformatted Text" style:family="paragraph" style:parent-style-name="Standard" style:class="html">
      <style:paragraph-properties fo:margin-top="0in" fo:margin-bottom="0in" loext:contextual-spacing="false"/>
      <style:text-properties style:font-name="Liberation Mono" fo:font-family="'Liberation Mono'" style:font-family-generic="modern" style:font-pitch="fixed" fo:font-size="10pt" style:font-name-asian="Nimbus Mono L" style:font-family-asian="'Nimbus Mono L'"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Horizontal_20_Line" style:display-name="Horizontal Line" style:family="paragraph" style:parent-style-name="Standard" style:next-style-name="Text_20_body" style:class="html">
      <style:paragraph-properties fo:margin-top="0in" fo:margin-bottom="0.1965in" loext:contextual-spacing="false" style:border-line-width-bottom="0in 0.0016in 0.0008in" fo:padding="0in" fo:border-left="none" fo:border-right="none" fo:border-top="none" fo:border-bottom="0.06pt double #808080" text:number-lines="false" text:line-number="0" style:join-border="false"/>
      <style:text-properties fo:font-size="6pt" style:font-size-asian="6pt" style:font-size-complex="6pt"/>
    </style:style>
    <style:style style:name="List_20_Heading" style:display-name="List Heading" style:family="paragraph" style:parent-style-name="Standard" style:next-style-name="List_20_Contents" style:class="html">
      <style:paragraph-properties fo:margin-left="0in" fo:margin-right="0in" fo:text-indent="0in" style:auto-text-indent="false"/>
    </style:style>
    <style:style style:name="List_20_Contents" style:display-name="List Contents" style:family="paragraph" style:parent-style-name="Standard" style:class="html">
      <style:paragraph-properties fo:margin-left="0.3937in" fo:margin-right="0in" fo:text-indent="0in" style:auto-text-indent="false"/>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s" style:family="text"/>
    <style:style style:name="Strong_20_Emphasis" style:display-name="Strong Emphasis" style:family="text">
      <style:text-properties fo:font-weight="bold" style:font-weight-asian="bold" style:font-weight-complex="bold"/>
    </style:style>
    <style:style style:name="Emphasis" style:family="text">
      <style:text-properties fo:font-style="italic" style:font-style-asian="italic" style:font-style-complex="italic"/>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ource_20_Text" style:display-name="Source Text" style:family="text">
      <style:text-properties style:font-name="Liberation Mono" fo:font-family="'Liberation Mono'" style:font-family-generic="modern" style:font-pitch="fixed" style:font-name-asian="Nimbus Mono L" style:font-family-asian="'Nimbus Mono L'" style:font-family-generic-asian="modern" style:font-pitch-asian="fixed" style:font-name-complex="Liberation Mono" style:font-family-complex="'Liberation Mono'" style:font-family-generic-complex="modern" style:font-pitch-complex="fixe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9-30T21:23:43.101956808</meta:creation-date>
    <dc:date>2017-10-09T20:26:39.250923401</dc:date>
    <meta:editing-duration>PT43M19S</meta:editing-duration>
    <meta:editing-cycles>27</meta:editing-cycles>
    <meta:generator>LibreOffice/5.1.6.2$Linux_X86_64 LibreOffice_project/10m0$Build-2</meta:generator>
    <meta:document-statistic meta:table-count="2" meta:image-count="0" meta:object-count="0" meta:page-count="27" meta:paragraph-count="423" meta:word-count="8274" meta:character-count="51643" meta:non-whitespace-character-count="43632"/>
  </office:meta>
</office:document-meta>
</file>